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style-name="ce1" office:value-type="string" calcext:value-type="string">
            <text:p>PCA estimation</text:p>
          </table:table-cell>
        </table:table-row>
        <table:table-row table:style-name="ro2">
          <table:table-cell office:value-type="string" calcext:value-type="string">
            <text:p>?a <text:s/>&lt;holdsPoliticalPosition&gt; <text:s/>?f <text:s/>?f <text:s/>&lt;isPoliticianOf&gt; <text:s/>?b <text:s text:c="2"/>=&gt; ?a <text:s/>&lt;isPoliticianOf&gt; <text:s/>?b</text:p>
          </table:table-cell>
          <table:table-cell office:value-type="float" office:value="0.00022414" calcext:value-type="float">
            <text:p>0.00022414</text:p>
          </table:table-cell>
          <table:table-cell office:value-type="float" office:value="0.246465724" calcext:value-type="float">
            <text:p>0.246465724</text:p>
          </table:table-cell>
          <table:table-cell office:value-type="float" office:value="0.979851538" calcext:value-type="float">
            <text:p>0.979851538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943" calcext:value-type="float">
            <text:p>94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playsFor&gt; <text:s/>?b <text:s text:c="2"/>=&gt; ?a <text:s/>&lt;isAffiliatedTo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824862929" calcext:value-type="float">
            <text:p>0.824862929</text:p>
          </table:table-cell>
          <table:table-cell table:number-columns-repeated="2" office:value-type="float" office:value="0.999991338" calcext:value-type="float">
            <text:p>0.999991338</text:p>
          </table:table-cell>
          <table:table-cell office:value-type="float" office:value="346322" calcext:value-type="float">
            <text:p>346322</text:p>
          </table:table-cell>
          <table:table-cell table:number-columns-repeated="2" office:value-type="float" office:value="346325" calcext:value-type="float">
            <text:p>3463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5762141" calcext:value-type="float">
            <text:p>0.005762141</text:p>
          </table:table-cell>
          <table:table-cell table:number-columns-repeated="2" office:value-type="float" office:value="0.999831636" calcext:value-type="float">
            <text:p>0.999831636</text:p>
          </table:table-cell>
          <table:table-cell office:value-type="float" office:value="0.999915811" calcext:value-type="float">
            <text:p>0.999915811</text:p>
          </table:table-cell>
          <table:table-cell office:value-type="float" office:value="23754" calcext:value-type="float">
            <text:p>23754</text:p>
          </table:table-cell>
          <table:table-cell office:value-type="float" office:value="23758" calcext:value-type="float">
            <text:p>23758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b <text:s text:c="2"/>=&gt; ?a <text:s/>&lt;playsFor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999991338" calcext:value-type="float">
            <text:p>0.999991338</text:p>
          </table:table-cell>
          <table:table-cell office:value-type="float" office:value="0.824862929" calcext:value-type="float">
            <text:p>0.824862929</text:p>
          </table:table-cell>
          <table:table-cell office:value-type="float" office:value="0.967279918" calcext:value-type="float">
            <text:p>0.967279918</text:p>
          </table:table-cell>
          <table:table-cell office:value-type="float" office:value="346322" calcext:value-type="float">
            <text:p>346322</text:p>
          </table:table-cell>
          <table:table-cell office:value-type="float" office:value="419854" calcext:value-type="float">
            <text:p>419854</text:p>
          </table:table-cell>
          <table:table-cell office:value-type="float" office:value="358037" calcext:value-type="float">
            <text:p>3580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oldsPoliticalPosition&gt; <text:s/>?a <text:s/>?e <text:s/>&lt;isPoliticianOf&gt; <text:s/>?b <text:s text:c="2"/>=&gt; ?a <text:s/>&lt;isPoliticianOf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13070152" calcext:value-type="float">
            <text:p>0.013070152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942307692" calcext:value-type="float">
            <text:p>0.942307692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isPoliticianOf&gt; <text:s/>?b</text:p>
          </table:table-cell>
          <table:table-cell office:value-type="float" office:value="0.000009703" calcext:value-type="float">
            <text:p>0.000009703</text:p>
          </table:table-cell>
          <table:table-cell office:value-type="float" office:value="0.010669512" calcext:value-type="float">
            <text:p>0.010669512</text:p>
          </table:table-cell>
          <table:table-cell office:value-type="float" office:value="0.004609357" calcext:value-type="float">
            <text:p>0.004609357</text:p>
          </table:table-cell>
          <table:table-cell office:value-type="float" office:value="0.930232558" calcext:value-type="float">
            <text:p>0.930232558</text:p>
          </table:table-cell>
          <table:table-cell office:value-type="float" office:value="40" calcext:value-type="float">
            <text:p>40</text:p>
          </table:table-cell>
          <table:table-cell office:value-type="float" office:value="8678" calcext:value-type="float">
            <text:p>86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30379747" calcext:value-type="float">
            <text:p>0.030379747</text:p>
          </table:table-cell>
          <table:table-cell office:value-type="float" office:value="0.000045959" calcext:value-type="float">
            <text:p>0.000045959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12" calcext:value-type="float">
            <text:p>1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OfficialLanguage&gt; <text:s/>?b <text:s/>?a <text:s/>&lt;isLocatedIn&gt; <text:s/>?e <text:s text:c="2"/>=&gt; ?a <text:s/>&lt;hasOfficialLanguage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103786816" calcext:value-type="float">
            <text:p>0.103786816</text:p>
          </table:table-cell>
          <table:table-cell office:value-type="float" office:value="0.000304478" calcext:value-type="float">
            <text:p>0.000304478</text:p>
          </table:table-cell>
          <table:table-cell office:value-type="float" office:value="0.685185185" calcext:value-type="float">
            <text:p>0.685185185</text:p>
          </table:table-cell>
          <table:table-cell office:value-type="float" office:value="74" calcext:value-type="float">
            <text:p>74</text:p>
          </table:table-cell>
          <table:table-cell office:value-type="float" office:value="243039" calcext:value-type="float">
            <text:p>2430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AcademicAdvisor&gt; <text:s/>?f <text:s/>?f <text:s/>&lt;isCitizenOf&gt; <text:s/>?b <text:s text:c="2"/>=&gt; ?a <text:s/>&lt;isCitizenOf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1064943" calcext:value-type="float">
            <text:p>0.011064943</text:p>
          </table:table-cell>
          <table:table-cell office:value-type="float" office:value="0.35783222" calcext:value-type="float">
            <text:p>0.35783222</text:p>
          </table:table-cell>
          <table:table-cell office:value-type="float" office:value="0.646112601" calcext:value-type="float">
            <text:p>0.646112601</text:p>
          </table:table-cell>
          <table:table-cell office:value-type="float" office:value="482" calcext:value-type="float">
            <text:p>482</text:p>
          </table:table-cell>
          <table:table-cell office:value-type="float" office:value="1347" calcext:value-type="float">
            <text:p>134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hasCurrency&gt; <text:s/>?b <text:s/>?a <text:s/>&lt;isLocatedIn&gt; <text:s/>?f <text:s text:c="2"/>=&gt; ?a <text:s/>&lt;hasCurrency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72978304" calcext:value-type="float">
            <text:p>0.072978304</text:p>
          </table:table-cell>
          <table:table-cell office:value-type="float" office:value="0.000138392" calcext:value-type="float">
            <text:p>0.000138392</text:p>
          </table:table-cell>
          <table:table-cell office:value-type="float" office:value="0.560606061" calcext:value-type="float">
            <text:p>0.560606061</text:p>
          </table:table-cell>
          <table:table-cell office:value-type="float" office:value="37" calcext:value-type="float">
            <text:p>37</text:p>
          </table:table-cell>
          <table:table-cell office:value-type="float" office:value="267356" calcext:value-type="float">
            <text:p>2673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72471" calcext:value-type="float">
            <text:p>0.000172471</text:p>
          </table:table-cell>
          <table:table-cell office:value-type="float" office:value="0.016321939" calcext:value-type="float">
            <text:p>0.016321939</text:p>
          </table:table-cell>
          <table:table-cell office:value-type="float" office:value="0.192318096" calcext:value-type="float">
            <text:p>0.192318096</text:p>
          </table:table-cell>
          <table:table-cell office:value-type="float" office:value="0.547765794" calcext:value-type="float">
            <text:p>0.547765794</text:p>
          </table:table-cell>
          <table:table-cell office:value-type="float" office:value="711" calcext:value-type="float">
            <text:p>711</text:p>
          </table:table-cell>
          <table:table-cell office:value-type="float" office:value="3697" calcext:value-type="float">
            <text:p>369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48699" calcext:value-type="float">
            <text:p>0.000148699</text:p>
          </table:table-cell>
          <table:table-cell office:value-type="float" office:value="0.014072221" calcext:value-type="float">
            <text:p>0.014072221</text:p>
          </table:table-cell>
          <table:table-cell office:value-type="float" office:value="0.15491534" calcext:value-type="float">
            <text:p>0.15491534</text:p>
          </table:table-cell>
          <table:table-cell office:value-type="float" office:value="0.544888889" calcext:value-type="float">
            <text:p>0.544888889</text:p>
          </table:table-cell>
          <table:table-cell office:value-type="float" office:value="613" calcext:value-type="float">
            <text:p>613</text:p>
          </table:table-cell>
          <table:table-cell office:value-type="float" office:value="3957" calcext:value-type="float">
            <text:p>395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40100369" calcext:value-type="float">
            <text:p>0.540100369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1" calcext:value-type="float">
            <text:p>1056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39998107" calcext:value-type="float">
            <text:p>0.539998107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3" calcext:value-type="float">
            <text:p>105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51893408" calcext:value-type="float">
            <text:p>0.051893408</text:p>
          </table:table-cell>
          <table:table-cell office:value-type="float" office:value="0.085450346" calcext:value-type="float">
            <text:p>0.085450346</text:p>
          </table:table-cell>
          <table:table-cell office:value-type="float" office:value="0.528571429" calcext:value-type="float">
            <text:p>0.528571429</text:p>
          </table:table-cell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44545212" calcext:value-type="float">
            <text:p>0.044545212</text:p>
          </table:table-cell>
          <table:table-cell office:value-type="float" office:value="0.004239439" calcext:value-type="float">
            <text:p>0.004239439</text:p>
          </table:table-cell>
          <table:table-cell office:value-type="float" office:value="0.485465116" calcext:value-type="float">
            <text:p>0.485465116</text:p>
          </table:table-cell>
          <table:table-cell office:value-type="float" office:value="167" calcext:value-type="float">
            <text:p>167</text:p>
          </table:table-cell>
          <table:table-cell office:value-type="float" office:value="39392" calcext:value-type="float">
            <text:p>3939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urrency&gt; <text:s/>?b <text:s/>?e <text:s/>&lt;isLocatedIn&gt; <text:s/>?a <text:s text:c="2"/>=&gt; ?a <text:s/>&lt;hasCurrency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41420118" calcext:value-type="float">
            <text:p>0.041420118</text:p>
          </table:table-cell>
          <table:table-cell office:value-type="float" office:value="0.058988764" calcext:value-type="float">
            <text:p>0.058988764</text:p>
          </table:table-cell>
          <table:table-cell office:value-type="float" office:value="0.446808511" calcext:value-type="float">
            <text:p>0.446808511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graduatedFrom&gt; <text:s/>?b</text:p>
          </table:table-cell>
          <table:table-cell office:value-type="float" office:value="0.000074471" calcext:value-type="float">
            <text:p>0.000074471</text:p>
          </table:table-cell>
          <table:table-cell office:value-type="float" office:value="0.011681887" calcext:value-type="float">
            <text:p>0.011681887</text:p>
          </table:table-cell>
          <table:table-cell office:value-type="float" office:value="0.288533835" calcext:value-type="float">
            <text:p>0.288533835</text:p>
          </table:table-cell>
          <table:table-cell office:value-type="float" office:value="0.430575035" calcext:value-type="float">
            <text:p>0.430575035</text:p>
          </table:table-cell>
          <table:table-cell office:value-type="float" office:value="307" calcext:value-type="float">
            <text:p>307</text:p>
          </table:table-cell>
          <table:table-cell office:value-type="float" office:value="1064" calcext:value-type="float">
            <text:p>106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0777212" calcext:value-type="float">
            <text:p>0.000777212</text:p>
          </table:table-cell>
          <table:table-cell office:value-type="float" office:value="0.134859837" calcext:value-type="float">
            <text:p>0.134859837</text:p>
          </table:table-cell>
          <table:table-cell office:value-type="float" office:value="0.233391608" calcext:value-type="float">
            <text:p>0.233391608</text:p>
          </table:table-cell>
          <table:table-cell office:value-type="float" office:value="0.424990052" calcext:value-type="float">
            <text:p>0.424990052</text:p>
          </table:table-cell>
          <table:table-cell office:value-type="float" office:value="3204" calcext:value-type="float">
            <text:p>3204</text:p>
          </table:table-cell>
          <table:table-cell office:value-type="float" office:value="13728" calcext:value-type="float">
            <text:p>13728</text:p>
          </table:table-cell>
          <table:table-cell office:value-type="float" office:value="7539" calcext:value-type="float">
            <text:p>75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1414605" calcext:value-type="float">
            <text:p>0.011414605</text:p>
          </table:table-cell>
          <table:table-cell office:value-type="float" office:value="0.355294118" calcext:value-type="float">
            <text:p>0.355294118</text:p>
          </table:table-cell>
          <table:table-cell office:value-type="float" office:value="0.420612813" calcext:value-type="float">
            <text:p>0.420612813</text:p>
          </table:table-cell>
          <table:table-cell office:value-type="float" office:value="453" calcext:value-type="float">
            <text:p>453</text:p>
          </table:table-cell>
          <table:table-cell office:value-type="float" office:value="1275" calcext:value-type="float">
            <text:p>1275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diedIn&gt; <text:s/>?b <text:s/>?a <text:s/>&lt;isMarriedTo&gt; <text:s/>?f <text:s text:c="2"/>=&gt; ?a <text:s/>&lt;diedIn&gt; <text:s/>?b</text:p>
          </table:table-cell>
          <table:table-cell office:value-type="float" office:value="0.000110614" calcext:value-type="float">
            <text:p>0.000110614</text:p>
          </table:table-cell>
          <table:table-cell office:value-type="float" office:value="0.010128607" calcext:value-type="float">
            <text:p>0.010128607</text:p>
          </table:table-cell>
          <table:table-cell office:value-type="float" office:value="0.136160048" calcext:value-type="float">
            <text:p>0.136160048</text:p>
          </table:table-cell>
          <table:table-cell office:value-type="float" office:value="0.418732782" calcext:value-type="float">
            <text:p>0.418732782</text:p>
          </table:table-cell>
          <table:table-cell office:value-type="float" office:value="456" calcext:value-type="float">
            <text:p>456</text:p>
          </table:table-cell>
          <table:table-cell office:value-type="float" office:value="3349" calcext:value-type="float">
            <text:p>334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iedIn&gt; <text:s/>?b <text:s/>?e <text:s/>&lt;isMarriedTo&gt; <text:s/>?a <text:s text:c="2"/>=&gt; ?a <text:s/>&lt;diedIn&gt; <text:s/>?b</text:p>
          </table:table-cell>
          <table:table-cell office:value-type="float" office:value="0.000110614" calcext:value-type="float">
            <text:p>0.000110614</text:p>
          </table:table-cell>
          <table:table-cell office:value-type="float" office:value="0.010128607" calcext:value-type="float">
            <text:p>0.010128607</text:p>
          </table:table-cell>
          <table:table-cell office:value-type="float" office:value="0.136200717" calcext:value-type="float">
            <text:p>0.136200717</text:p>
          </table:table-cell>
          <table:table-cell office:value-type="float" office:value="0.418732782" calcext:value-type="float">
            <text:p>0.418732782</text:p>
          </table:table-cell>
          <table:table-cell office:value-type="float" office:value="456" calcext:value-type="float">
            <text:p>456</text:p>
          </table:table-cell>
          <table:table-cell office:value-type="float" office:value="3348" calcext:value-type="float">
            <text:p>334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58946" calcext:value-type="float">
            <text:p>0.000058946</text:p>
          </table:table-cell>
          <table:table-cell office:value-type="float" office:value="0.056577416" calcext:value-type="float">
            <text:p>0.056577416</text:p>
          </table:table-cell>
          <table:table-cell office:value-type="float" office:value="0.156976744" calcext:value-type="float">
            <text:p>0.156976744</text:p>
          </table:table-cell>
          <table:table-cell office:value-type="float" office:value="0.400990099" calcext:value-type="float">
            <text:p>0.400990099</text:p>
          </table:table-cell>
          <table:table-cell office:value-type="float" office:value="243" calcext:value-type="float">
            <text:p>243</text:p>
          </table:table-cell>
          <table:table-cell office:value-type="float" office:value="1548" calcext:value-type="float">
            <text:p>154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392707051" calcext:value-type="float">
            <text:p>0.392707051</text:p>
          </table:table-cell>
          <table:table-cell office:value-type="float" office:value="9251" calcext:value-type="float">
            <text:p>9251</text:p>
          </table:table-cell>
          <table:table-cell office:value-type="float" office:value="39686" calcext:value-type="float">
            <text:p>39686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390574929" calcext:value-type="float">
            <text:p>0.390574929</text:p>
          </table:table-cell>
          <table:table-cell office:value-type="float" office:value="2072" calcext:value-type="float">
            <text:p>2072</text:p>
          </table:table-cell>
          <table:table-cell office:value-type="float" office:value="43561" calcext:value-type="float">
            <text:p>43561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388724036" calcext:value-type="float">
            <text:p>0.388724036</text:p>
          </table:table-cell>
          <table:table-cell office:value-type="float" office:value="524" calcext:value-type="float">
            <text:p>524</text:p>
          </table:table-cell>
          <table:table-cell office:value-type="float" office:value="45021" calcext:value-type="float">
            <text:p>45021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f <text:s/>?f <text:s/>&lt;isLocatedIn&gt; <text:s/>?b <text:s text:c="2"/>=&gt; ?a <text:s/>&lt;isCitizenOf&gt; <text:s/>?b</text:p>
          </table:table-cell>
          <table:table-cell office:value-type="float" office:value="0.000163253" calcext:value-type="float">
            <text:p>0.000163253</text:p>
          </table:table-cell>
          <table:table-cell office:value-type="float" office:value="0.015449599" calcext:value-type="float">
            <text:p>0.015449599</text:p>
          </table:table-cell>
          <table:table-cell office:value-type="float" office:value="0.030068805" calcext:value-type="float">
            <text:p>0.030068805</text:p>
          </table:table-cell>
          <table:table-cell office:value-type="float" office:value="0.383039271" calcext:value-type="float">
            <text:p>0.383039271</text:p>
          </table:table-cell>
          <table:table-cell office:value-type="float" office:value="673" calcext:value-type="float">
            <text:p>673</text:p>
          </table:table-cell>
          <table:table-cell office:value-type="float" office:value="22382" calcext:value-type="float">
            <text:p>2238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KnownFor&gt; <text:s/>?b <text:s/>?a <text:s/>&lt;isKnownFor&gt; <text:s/>?f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380952381" calcext:value-type="float">
            <text:p>0.3809523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office:value-type="float" office:value="0.000132204" calcext:value-type="float">
            <text:p>0.000132204</text:p>
          </table:table-cell>
          <table:table-cell office:value-type="float" office:value="0.018217676" calcext:value-type="float">
            <text:p>0.018217676</text:p>
          </table:table-cell>
          <table:table-cell office:value-type="float" office:value="0.072598908" calcext:value-type="float">
            <text:p>0.072598908</text:p>
          </table:table-cell>
          <table:table-cell office:value-type="float" office:value="0.319086651" calcext:value-type="float">
            <text:p>0.319086651</text:p>
          </table:table-cell>
          <table:table-cell office:value-type="float" office:value="545" calcext:value-type="float">
            <text:p>545</text:p>
          </table:table-cell>
          <table:table-cell office:value-type="float" office:value="7507" calcext:value-type="float">
            <text:p>7507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KnownFor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5189873" calcext:value-type="float">
            <text:p>0.015189873</text:p>
          </table:table-cell>
          <table:table-cell office:value-type="float" office:value="0.000031462" calcext:value-type="float">
            <text:p>0.000031462</text:p>
          </table:table-cell>
          <table:table-cell office:value-type="float" office:value="0.315789474" calcext:value-type="float">
            <text:p>0.315789474</text:p>
          </table:table-cell>
          <table:table-cell office:value-type="float" office:value="6" calcext:value-type="float">
            <text:p>6</text:p>
          </table:table-cell>
          <table:table-cell office:value-type="float" office:value="190709" calcext:value-type="float">
            <text:p>1907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KnownFor&gt; <text:s/>?f <text:s/>?b <text:s/>&lt;isKnownFor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10471204" calcext:value-type="float">
            <text:p>0.010471204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63797" calcext:value-type="float">
            <text:p>0.000063797</text:p>
          </table:table-cell>
          <table:table-cell office:value-type="float" office:value="0.070152041" calcext:value-type="float">
            <text:p>0.070152041</text:p>
          </table:table-cell>
          <table:table-cell office:value-type="float" office:value="0.004905435" calcext:value-type="float">
            <text:p>0.004905435</text:p>
          </table:table-cell>
          <table:table-cell office:value-type="float" office:value="0.303344867" calcext:value-type="float">
            <text:p>0.303344867</text:p>
          </table:table-cell>
          <table:table-cell office:value-type="float" office:value="263" calcext:value-type="float">
            <text:p>263</text:p>
          </table:table-cell>
          <table:table-cell office:value-type="float" office:value="53614" calcext:value-type="float">
            <text:p>5361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301768006" calcext:value-type="float">
            <text:p>0.301768006</text:p>
          </table:table-cell>
          <table:table-cell office:value-type="float" office:value="9251" calcext:value-type="float">
            <text:p>9251</text:p>
          </table:table-cell>
          <table:table-cell office:value-type="float" office:value="261102" calcext:value-type="float">
            <text:p>261102</text:p>
          </table:table-cell>
          <table:table-cell office:value-type="float" office:value="30656" calcext:value-type="float">
            <text:p>306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147243" calcext:value-type="float">
            <text:p>0.000147243</text:p>
          </table:table-cell>
          <table:table-cell office:value-type="float" office:value="0.688208617" calcext:value-type="float">
            <text:p>0.688208617</text:p>
          </table:table-cell>
          <table:table-cell table:number-columns-repeated="2" office:value-type="float" office:value="0.30153999" calcext:value-type="float">
            <text:p>0.30153999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298812665" calcext:value-type="float">
            <text:p>0.298812665</text:p>
          </table:table-cell>
          <table:table-cell office:value-type="float" office:value="453" calcext:value-type="float">
            <text:p>453</text:p>
          </table:table-cell>
          <table:table-cell office:value-type="float" office:value="29916" calcext:value-type="float">
            <text:p>29916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LocatedIn&gt; <text:s/>?b</text:p>
          </table:table-cell>
          <table:table-cell office:value-type="float" office:value="0.095068777" calcext:value-type="float">
            <text:p>0.095068777</text:p>
          </table:table-cell>
          <table:table-cell office:value-type="float" office:value="0.331971275" calcext:value-type="float">
            <text:p>0.331971275</text:p>
          </table:table-cell>
          <table:table-cell table:number-columns-repeated="2" office:value-type="float" office:value="0.296567761" calcext:value-type="float">
            <text:p>0.296567761</text:p>
          </table:table-cell>
          <table:table-cell office:value-type="float" office:value="391914" calcext:value-type="float">
            <text:p>391914</text:p>
          </table:table-cell>
          <table:table-cell table:number-columns-repeated="2" office:value-type="float" office:value="1321499" calcext:value-type="float">
            <text:p>13214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2873793" calcext:value-type="float">
            <text:p>0.002873793</text:p>
          </table:table-cell>
          <table:table-cell office:value-type="float" office:value="0.271963454" calcext:value-type="float">
            <text:p>0.271963454</text:p>
          </table:table-cell>
          <table:table-cell office:value-type="float" office:value="0.028753598" calcext:value-type="float">
            <text:p>0.028753598</text:p>
          </table:table-cell>
          <table:table-cell office:value-type="float" office:value="0.280110654" calcext:value-type="float">
            <text:p>0.280110654</text:p>
          </table:table-cell>
          <table:table-cell office:value-type="float" office:value="11847" calcext:value-type="float">
            <text:p>11847</text:p>
          </table:table-cell>
          <table:table-cell office:value-type="float" office:value="412018" calcext:value-type="float">
            <text:p>412018</text:p>
          </table:table-cell>
          <table:table-cell office:value-type="float" office:value="42294" calcext:value-type="float">
            <text:p>422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09218" calcext:value-type="float">
            <text:p>0.000009218</text:p>
          </table:table-cell>
          <table:table-cell office:value-type="float" office:value="0.020856202" calcext:value-type="float">
            <text:p>0.020856202</text:p>
          </table:table-cell>
          <table:table-cell office:value-type="float" office:value="0.014237542" calcext:value-type="float">
            <text:p>0.014237542</text:p>
          </table:table-cell>
          <table:table-cell office:value-type="float" office:value="0.279411765" calcext:value-type="float">
            <text:p>0.279411765</text:p>
          </table:table-cell>
          <table:table-cell office:value-type="float" office:value="38" calcext:value-type="float">
            <text:p>38</text:p>
          </table:table-cell>
          <table:table-cell office:value-type="float" office:value="2669" calcext:value-type="float">
            <text:p>266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278719397" calcext:value-type="float">
            <text:p>0.278719397</text:p>
          </table:table-cell>
          <table:table-cell office:value-type="float" office:value="2072" calcext:value-type="float">
            <text:p>2072</text:p>
          </table:table-cell>
          <table:table-cell office:value-type="float" office:value="29916" calcext:value-type="float">
            <text:p>29916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f <text:s/>&lt;isLocatedIn&gt; <text:s/>?b <text:s text:c="2"/>=&gt; ?a <text:s/>&lt;isCitizenOf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096485388" calcext:value-type="float">
            <text:p>0.096485388</text:p>
          </table:table-cell>
          <table:table-cell office:value-type="float" office:value="0.074035582" calcext:value-type="float">
            <text:p>0.074035582</text:p>
          </table:table-cell>
          <table:table-cell office:value-type="float" office:value="0.271898046" calcext:value-type="float">
            <text:p>0.271898046</text:p>
          </table:table-cell>
          <table:table-cell office:value-type="float" office:value="4203" calcext:value-type="float">
            <text:p>4203</text:p>
          </table:table-cell>
          <table:table-cell office:value-type="float" office:value="56770" calcext:value-type="float">
            <text:p>56770</text:p>
          </table:table-cell>
          <table:table-cell office:value-type="float" office:value="15458" calcext:value-type="float">
            <text:p>154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239263804" calcext:value-type="float">
            <text:p>0.239263804</text:p>
          </table:table-cell>
          <table:table-cell office:value-type="float" office:value="0.007571026" calcext:value-type="float">
            <text:p>0.007571026</text:p>
          </table:table-cell>
          <table:table-cell office:value-type="float" office:value="0.268965517" calcext:value-type="float">
            <text:p>0.268965517</text:p>
          </table:table-cell>
          <table:table-cell office:value-type="float" office:value="897" calcext:value-type="float">
            <text:p>897</text:p>
          </table:table-cell>
          <table:table-cell office:value-type="float" office:value="118478" calcext:value-type="float">
            <text:p>118478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a <text:s/>?e <text:s/>&lt;isLocatedIn&gt; <text:s/>?b <text:s text:c="2"/>=&gt; ?a <text:s/>&lt;isLocatedIn&gt; <text:s/>?b</text:p>
          </table:table-cell>
          <table:table-cell office:value-type="float" office:value="0.010881942" calcext:value-type="float">
            <text:p>0.010881942</text:p>
          </table:table-cell>
          <table:table-cell office:value-type="float" office:value="0.037998723" calcext:value-type="float">
            <text:p>0.037998723</text:p>
          </table:table-cell>
          <table:table-cell office:value-type="float" office:value="0.202666378" calcext:value-type="float">
            <text:p>0.202666378</text:p>
          </table:table-cell>
          <table:table-cell office:value-type="float" office:value="0.261064393" calcext:value-type="float">
            <text:p>0.261064393</text:p>
          </table:table-cell>
          <table:table-cell office:value-type="float" office:value="44860" calcext:value-type="float">
            <text:p>4486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71835" calcext:value-type="float">
            <text:p>1718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258255298" calcext:value-type="float">
            <text:p>0.258255298</text:p>
          </table:table-cell>
          <table:table-cell office:value-type="float" office:value="524" calcext:value-type="float">
            <text:p>524</text:p>
          </table:table-cell>
          <table:table-cell office:value-type="float" office:value="29916" calcext:value-type="float">
            <text:p>299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856777" calcext:value-type="float">
            <text:p>0.000856777</text:p>
          </table:table-cell>
          <table:table-cell office:value-type="float" office:value="0.081081702" calcext:value-type="float">
            <text:p>0.081081702</text:p>
          </table:table-cell>
          <table:table-cell office:value-type="float" office:value="0.029811442" calcext:value-type="float">
            <text:p>0.029811442</text:p>
          </table:table-cell>
          <table:table-cell office:value-type="float" office:value="0.251405794" calcext:value-type="float">
            <text:p>0.251405794</text:p>
          </table:table-cell>
          <table:table-cell office:value-type="float" office:value="3532" calcext:value-type="float">
            <text:p>3532</text:p>
          </table:table-cell>
          <table:table-cell office:value-type="float" office:value="118478" calcext:value-type="float">
            <text:p>118478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orksAt&gt; <text:s/>?f <text:s text:c="2"/>=&gt; ?a <text:s/>&lt;isCitizenOf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021578935" calcext:value-type="float">
            <text:p>0.021578935</text:p>
          </table:table-cell>
          <table:table-cell office:value-type="float" office:value="0.125216465" calcext:value-type="float">
            <text:p>0.125216465</text:p>
          </table:table-cell>
          <table:table-cell office:value-type="float" office:value="0.243334196" calcext:value-type="float">
            <text:p>0.243334196</text:p>
          </table:table-cell>
          <table:table-cell office:value-type="float" office:value="940" calcext:value-type="float">
            <text:p>940</text:p>
          </table:table-cell>
          <table:table-cell office:value-type="float" office:value="7507" calcext:value-type="float">
            <text:p>7507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062358277" calcext:value-type="float">
            <text:p>0.062358277</text:p>
          </table:table-cell>
          <table:table-cell office:value-type="float" office:value="0.021113244" calcext:value-type="float">
            <text:p>0.021113244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5" calcext:value-type="float">
            <text:p>55</text:p>
          </table:table-cell>
          <table:table-cell office:value-type="float" office:value="2605" calcext:value-type="float">
            <text:p>260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owns&gt; <text:s/>?f <text:s text:c="2"/>=&gt; ?a <text:s/>&lt;hasCapital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8111965" calcext:value-type="float">
            <text:p>0.018111965</text:p>
          </table:table-cell>
          <table:table-cell office:value-type="float" office:value="0.002795662" calcext:value-type="float">
            <text:p>0.002795662</text:p>
          </table:table-cell>
          <table:table-cell office:value-type="float" office:value="0.237410072" calcext:value-type="float">
            <text:p>0.237410072</text:p>
          </table:table-cell>
          <table:table-cell office:value-type="float" office:value="33" calcext:value-type="float">
            <text:p>33</text:p>
          </table:table-cell>
          <table:table-cell office:value-type="float" office:value="11804" calcext:value-type="float">
            <text:p>1180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diedIn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7431643" calcext:value-type="float">
            <text:p>0.027431643</text:p>
          </table:table-cell>
          <table:table-cell office:value-type="float" office:value="0.029373989" calcext:value-type="float">
            <text:p>0.029373989</text:p>
          </table:table-cell>
          <table:table-cell office:value-type="float" office:value="0.237408689" calcext:value-type="float">
            <text:p>0.237408689</text:p>
          </table:table-cell>
          <table:table-cell office:value-type="float" office:value="1235" calcext:value-type="float">
            <text:p>1235</text:p>
          </table:table-cell>
          <table:table-cell office:value-type="float" office:value="42044" calcext:value-type="float">
            <text:p>42044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24985" calcext:value-type="float">
            <text:p>0.000024985</text:p>
          </table:table-cell>
          <table:table-cell office:value-type="float" office:value="0.027473993" calcext:value-type="float">
            <text:p>0.027473993</text:p>
          </table:table-cell>
          <table:table-cell office:value-type="float" office:value="0.003442974" calcext:value-type="float">
            <text:p>0.003442974</text:p>
          </table:table-cell>
          <table:table-cell office:value-type="float" office:value="0.237327189" calcext:value-type="float">
            <text:p>0.237327189</text:p>
          </table:table-cell>
          <table:table-cell office:value-type="float" office:value="103" calcext:value-type="float">
            <text:p>103</text:p>
          </table:table-cell>
          <table:table-cell office:value-type="float" office:value="29916" calcext:value-type="float">
            <text:p>299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718752" calcext:value-type="float">
            <text:p>0.000718752</text:p>
          </table:table-cell>
          <table:table-cell office:value-type="float" office:value="0.068019559" calcext:value-type="float">
            <text:p>0.068019559</text:p>
          </table:table-cell>
          <table:table-cell office:value-type="float" office:value="0.055265416" calcext:value-type="float">
            <text:p>0.055265416</text:p>
          </table:table-cell>
          <table:table-cell office:value-type="float" office:value="0.232738984" calcext:value-type="float">
            <text:p>0.232738984</text:p>
          </table:table-cell>
          <table:table-cell office:value-type="float" office:value="2963" calcext:value-type="float">
            <text:p>2963</text:p>
          </table:table-cell>
          <table:table-cell office:value-type="float" office:value="53614" calcext:value-type="float">
            <text:p>53614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2671885" calcext:value-type="float">
            <text:p>0.012671885</text:p>
          </table:table-cell>
          <table:table-cell office:value-type="float" office:value="0.063609127" calcext:value-type="float">
            <text:p>0.063609127</text:p>
          </table:table-cell>
          <table:table-cell office:value-type="float" office:value="0.232518955" calcext:value-type="float">
            <text:p>0.232518955</text:p>
          </table:table-cell>
          <table:table-cell office:value-type="float" office:value="552" calcext:value-type="float">
            <text:p>552</text:p>
          </table:table-cell>
          <table:table-cell office:value-type="float" office:value="8678" calcext:value-type="float">
            <text:p>8678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088298" calcext:value-type="float">
            <text:p>0.000088298</text:p>
          </table:table-cell>
          <table:table-cell office:value-type="float" office:value="0.412698413" calcext:value-type="float">
            <text:p>0.412698413</text:p>
          </table:table-cell>
          <table:table-cell office:value-type="float" office:value="0.15255658" calcext:value-type="float">
            <text:p>0.15255658</text:p>
          </table:table-cell>
          <table:table-cell office:value-type="float" office:value="0.232439336" calcext:value-type="float">
            <text:p>0.232439336</text:p>
          </table:table-cell>
          <table:table-cell office:value-type="float" office:value="364" calcext:value-type="float">
            <text:p>364</text:p>
          </table:table-cell>
          <table:table-cell office:value-type="float" office:value="2386" calcext:value-type="float">
            <text:p>2386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22814877" calcext:value-type="float">
            <text:p>0.22814877</text:p>
          </table:table-cell>
          <table:table-cell office:value-type="float" office:value="4889" calcext:value-type="float">
            <text:p>4889</text:p>
          </table:table-cell>
          <table:table-cell office:value-type="float" office:value="45021" calcext:value-type="float">
            <text:p>45021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228063628" calcext:value-type="float">
            <text:p>0.228063628</text:p>
          </table:table-cell>
          <table:table-cell office:value-type="float" office:value="4889" calcext:value-type="float">
            <text:p>4889</text:p>
          </table:table-cell>
          <table:table-cell office:value-type="float" office:value="161556" calcext:value-type="float">
            <text:p>161556</text:p>
          </table:table-cell>
          <table:table-cell office:value-type="float" office:value="21437" calcext:value-type="float">
            <text:p>214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10188" calcext:value-type="float">
            <text:p>0.0000101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039179104" calcext:value-type="float">
            <text:p>0.039179104</text:p>
          </table:table-cell>
          <table:table-cell office:value-type="float" office:value="0.225806452" calcext:value-type="float">
            <text:p>0.225806452</text:p>
          </table:table-cell>
          <table:table-cell office:value-type="float" office:value="42" calcext:value-type="float">
            <text:p>42</text:p>
          </table:table-cell>
          <table:table-cell office:value-type="float" office:value="1072" calcext:value-type="float">
            <text:p>10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ConnectedTo&gt; <text:s/>?a <text:s text:c="2"/>=&gt; ?a <text:s/>&lt;isConnectedTo&gt; <text:s/>?b</text:p>
          </table:table-cell>
          <table:table-cell office:value-type="float" office:value="0.001372493" calcext:value-type="float">
            <text:p>0.001372493</text:p>
          </table:table-cell>
          <table:table-cell table:number-columns-repeated="2" office:value-type="float" office:value="0.19471402" calcext:value-type="float">
            <text:p>0.19471402</text:p>
          </table:table-cell>
          <table:table-cell office:value-type="float" office:value="0.223530341" calcext:value-type="float">
            <text:p>0.223530341</text:p>
          </table:table-cell>
          <table:table-cell office:value-type="float" office:value="5658" calcext:value-type="float">
            <text:p>5658</text:p>
          </table:table-cell>
          <table:table-cell office:value-type="float" office:value="29058" calcext:value-type="float">
            <text:p>29058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221322849" calcext:value-type="float">
            <text:p>0.221322849</text:p>
          </table:table-cell>
          <table:table-cell office:value-type="float" office:value="1914" calcext:value-type="float">
            <text:p>1914</text:p>
          </table:table-cell>
          <table:table-cell office:value-type="float" office:value="161556" calcext:value-type="float">
            <text:p>161556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owns&gt; <text:s/>?b</text:p>
          </table:table-cell>
          <table:table-cell office:value-type="float" office:value="0.00009509" calcext:value-type="float">
            <text:p>0.00009509</text:p>
          </table:table-cell>
          <table:table-cell office:value-type="float" office:value="0.01700577" calcext:value-type="float">
            <text:p>0.01700577</text:p>
          </table:table-cell>
          <table:table-cell office:value-type="float" office:value="0.001501329" calcext:value-type="float">
            <text:p>0.001501329</text:p>
          </table:table-cell>
          <table:table-cell office:value-type="float" office:value="0.216934145" calcext:value-type="float">
            <text:p>0.216934145</text:p>
          </table:table-cell>
          <table:table-cell office:value-type="float" office:value="392" calcext:value-type="float">
            <text:p>39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150882" calcext:value-type="float">
            <text:p>0.000150882</text:p>
          </table:table-cell>
          <table:table-cell office:value-type="float" office:value="0.16591091" calcext:value-type="float">
            <text:p>0.16591091</text:p>
          </table:table-cell>
          <table:table-cell office:value-type="float" office:value="0.001509643" calcext:value-type="float">
            <text:p>0.001509643</text:p>
          </table:table-cell>
          <table:table-cell office:value-type="float" office:value="0.205551884" calcext:value-type="float">
            <text:p>0.205551884</text:p>
          </table:table-cell>
          <table:table-cell office:value-type="float" office:value="622" calcext:value-type="float">
            <text:p>622</text:p>
          </table:table-cell>
          <table:table-cell office:value-type="float" office:value="412018" calcext:value-type="float">
            <text:p>41201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eaderOf&gt; <text:s/>?f <text:s/>?f <text:s/>&lt;isLocatedIn&gt; <text:s/>?b <text:s text:c="2"/>=&gt; ?a <text:s/>&lt;livesIn&gt; <text:s/>?b</text:p>
          </table:table-cell>
          <table:table-cell office:value-type="float" office:value="0.00011959" calcext:value-type="float">
            <text:p>0.00011959</text:p>
          </table:table-cell>
          <table:table-cell office:value-type="float" office:value="0.016479476" calcext:value-type="float">
            <text:p>0.016479476</text:p>
          </table:table-cell>
          <table:table-cell office:value-type="float" office:value="0.044092657" calcext:value-type="float">
            <text:p>0.044092657</text:p>
          </table:table-cell>
          <table:table-cell office:value-type="float" office:value="0.201388889" calcext:value-type="float">
            <text:p>0.201388889</text:p>
          </table:table-cell>
          <table:table-cell office:value-type="float" office:value="493" calcext:value-type="float">
            <text:p>493</text:p>
          </table:table-cell>
          <table:table-cell office:value-type="float" office:value="11181" calcext:value-type="float">
            <text:p>11181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27168" calcext:value-type="float">
            <text:p>0.000027168</text:p>
          </table:table-cell>
          <table:table-cell office:value-type="float" office:value="0.026076834" calcext:value-type="float">
            <text:p>0.026076834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0.201077199" calcext:value-type="float">
            <text:p>0.201077199</text:p>
          </table:table-cell>
          <table:table-cell office:value-type="float" office:value="112" calcext:value-type="float">
            <text:p>112</text:p>
          </table:table-cell>
          <table:table-cell office:value-type="float" office:value="1064" calcext:value-type="float">
            <text:p>106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owns&gt; <text:s/>?f <text:s/>?b <text:s/>&lt;owns&gt; <text:s/>?f <text:s text:c="2"/>=&gt; ?a <text:s/>&lt;dealsWith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107709751" calcext:value-type="float">
            <text:p>0.107709751</text:p>
          </table:table-cell>
          <table:table-cell office:value-type="float" office:value="0.008153807" calcext:value-type="float">
            <text:p>0.008153807</text:p>
          </table:table-cell>
          <table:table-cell office:value-type="float" office:value="0.200421941" calcext:value-type="float">
            <text:p>0.200421941</text:p>
          </table:table-cell>
          <table:table-cell office:value-type="float" office:value="95" calcext:value-type="float">
            <text:p>95</text:p>
          </table:table-cell>
          <table:table-cell office:value-type="float" office:value="11651" calcext:value-type="float">
            <text:p>1165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47427745" calcext:value-type="float">
            <text:p>0.047427745</text:p>
          </table:table-cell>
          <table:table-cell office:value-type="float" office:value="0.020465374" calcext:value-type="float">
            <text:p>0.020465374</text:p>
          </table:table-cell>
          <table:table-cell office:value-type="float" office:value="0.193899578" calcext:value-type="float">
            <text:p>0.193899578</text:p>
          </table:table-cell>
          <table:table-cell office:value-type="float" office:value="2066" calcext:value-type="float">
            <text:p>2066</text:p>
          </table:table-cell>
          <table:table-cell office:value-type="float" office:value="100951" calcext:value-type="float">
            <text:p>100951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KnownFor&gt; <text:s/>?a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table:number-columns-repeated="2" office:value-type="float" office:value="0.010126582" calcext:value-type="float">
            <text:p>0.010126582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8351048" calcext:value-type="float">
            <text:p>0.028351048</text:p>
          </table:table-cell>
          <table:table-cell office:value-type="float" office:value="0.031351543" calcext:value-type="float">
            <text:p>0.031351543</text:p>
          </table:table-cell>
          <table:table-cell office:value-type="float" office:value="0.189649877" calcext:value-type="float">
            <text:p>0.189649877</text:p>
          </table:table-cell>
          <table:table-cell office:value-type="float" office:value="1235" calcext:value-type="float">
            <text:p>1235</text:p>
          </table:table-cell>
          <table:table-cell office:value-type="float" office:value="39392" calcext:value-type="float">
            <text:p>39392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f <text:s/>&lt;isLocatedIn&gt; <text:s/>?b <text:s text:c="2"/>=&gt; ?a <text:s/>&lt;isPoliticianOf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74953321" calcext:value-type="float">
            <text:p>0.074953321</text:p>
          </table:table-cell>
          <table:table-cell office:value-type="float" office:value="0.004949797" calcext:value-type="float">
            <text:p>0.004949797</text:p>
          </table:table-cell>
          <table:table-cell office:value-type="float" office:value="0.179552716" calcext:value-type="float">
            <text:p>0.179552716</text:p>
          </table:table-cell>
          <table:table-cell office:value-type="float" office:value="281" calcext:value-type="float">
            <text:p>281</text:p>
          </table:table-cell>
          <table:table-cell office:value-type="float" office:value="56770" calcext:value-type="float">
            <text:p>5677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23287" calcext:value-type="float">
            <text:p>0.000023287</text:p>
          </table:table-cell>
          <table:table-cell office:value-type="float" office:value="0.022351572" calcext:value-type="float">
            <text:p>0.022351572</text:p>
          </table:table-cell>
          <table:table-cell office:value-type="float" office:value="0.08428446" calcext:value-type="float">
            <text:p>0.08428446</text:p>
          </table:table-cell>
          <table:table-cell office:value-type="float" office:value="0.179104478" calcext:value-type="float">
            <text:p>0.179104478</text:p>
          </table:table-cell>
          <table:table-cell office:value-type="float" office:value="96" calcext:value-type="float">
            <text:p>96</text:p>
          </table:table-cell>
          <table:table-cell office:value-type="float" office:value="1139" calcext:value-type="float">
            <text:p>113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173083716" calcext:value-type="float">
            <text:p>0.173083716</text:p>
          </table:table-cell>
          <table:table-cell office:value-type="float" office:value="490" calcext:value-type="float">
            <text:p>490</text:p>
          </table:table-cell>
          <table:table-cell office:value-type="float" office:value="4295" calcext:value-type="float">
            <text:p>4295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72961525" calcext:value-type="float">
            <text:p>0.172961525</text:p>
          </table:table-cell>
          <table:table-cell office:value-type="float" office:value="490" calcext:value-type="float">
            <text:p>490</text:p>
          </table:table-cell>
          <table:table-cell office:value-type="float" office:value="26280" calcext:value-type="float">
            <text:p>2628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170943396" calcext:value-type="float">
            <text:p>0.170943396</text:p>
          </table:table-cell>
          <table:table-cell office:value-type="float" office:value="453" calcext:value-type="float">
            <text:p>453</text:p>
          </table:table-cell>
          <table:table-cell office:value-type="float" office:value="9870" calcext:value-type="float">
            <text:p>9870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23287" calcext:value-type="float">
            <text:p>0.000023287</text:p>
          </table:table-cell>
          <table:table-cell table:number-columns-repeated="2" office:value-type="float" office:value="0.108843537" calcext:value-type="float">
            <text:p>0.108843537</text:p>
          </table:table-cell>
          <table:table-cell office:value-type="float" office:value="0.168421053" calcext:value-type="float">
            <text:p>0.168421053</text:p>
          </table:table-cell>
          <table:table-cell office:value-type="float" office:value="96" calcext:value-type="float">
            <text:p>96</text:p>
          </table:table-cell>
          <table:table-cell office:value-type="float" office:value="882" calcext:value-type="float">
            <text:p>88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itizenOf&gt; <text:s/>?a <text:s/>?e <text:s/>&lt;isCitizenOf&gt; <text:s/>?b <text:s text:c="2"/>=&gt; ?a <text:s/>&lt;dealsWith&gt; <text:s/>?b</text:p>
          </table:table-cell>
          <table:table-cell office:value-type="float" office:value="0.00000849" calcext:value-type="float">
            <text:p>0.00000849</text:p>
          </table:table-cell>
          <table:table-cell office:value-type="float" office:value="0.03968254" calcext:value-type="float">
            <text:p>0.03968254</text:p>
          </table:table-cell>
          <table:table-cell office:value-type="float" office:value="0.073221757" calcext:value-type="float">
            <text:p>0.073221757</text:p>
          </table:table-cell>
          <table:table-cell office:value-type="float" office:value="0.16509434" calcext:value-type="float">
            <text:p>0.16509434</text:p>
          </table:table-cell>
          <table:table-cell office:value-type="float" office:value="35" calcext:value-type="float">
            <text:p>35</text:p>
          </table:table-cell>
          <table:table-cell office:value-type="float" office:value="478" calcext:value-type="float">
            <text:p>47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f <text:s/>&lt;isLocatedIn&gt; <text:s/>?b <text:s text:c="2"/>=&gt; ?a <text:s/>&lt;isCitizenOf&gt; <text:s/>?b</text:p>
          </table:table-cell>
          <table:table-cell office:value-type="float" office:value="0.0004558" calcext:value-type="float">
            <text:p>0.0004558</text:p>
          </table:table-cell>
          <table:table-cell office:value-type="float" office:value="0.043134914" calcext:value-type="float">
            <text:p>0.043134914</text:p>
          </table:table-cell>
          <table:table-cell office:value-type="float" office:value="0.028860184" calcext:value-type="float">
            <text:p>0.028860184</text:p>
          </table:table-cell>
          <table:table-cell office:value-type="float" office:value="0.161149228" calcext:value-type="float">
            <text:p>0.161149228</text:p>
          </table:table-cell>
          <table:table-cell office:value-type="float" office:value="1879" calcext:value-type="float">
            <text:p>1879</text:p>
          </table:table-cell>
          <table:table-cell office:value-type="float" office:value="65107" calcext:value-type="float">
            <text:p>65107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16097561" calcext:value-type="float">
            <text:p>0.16097561</text:p>
          </table:table-cell>
          <table:table-cell office:value-type="float" office:value="1914" calcext:value-type="float">
            <text:p>1914</text:p>
          </table:table-cell>
          <table:table-cell office:value-type="float" office:value="29916" calcext:value-type="float">
            <text:p>29916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0655" calcext:value-type="float">
            <text:p>0.00000655</text:p>
          </table:table-cell>
          <table:table-cell office:value-type="float" office:value="0.085714286" calcext:value-type="float">
            <text:p>0.085714286</text:p>
          </table:table-cell>
          <table:table-cell office:value-type="float" office:value="0.02385159" calcext:value-type="float">
            <text:p>0.02385159</text:p>
          </table:table-cell>
          <table:table-cell office:value-type="float" office:value="0.159763314" calcext:value-type="float">
            <text:p>0.159763314</text:p>
          </table:table-cell>
          <table:table-cell office:value-type="float" office:value="27" calcext:value-type="float">
            <text:p>27</text:p>
          </table:table-cell>
          <table:table-cell office:value-type="float" office:value="1132" calcext:value-type="float">
            <text:p>113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33621" calcext:value-type="float">
            <text:p>0.00033621</text:p>
          </table:table-cell>
          <table:table-cell office:value-type="float" office:value="0.046329723" calcext:value-type="float">
            <text:p>0.046329723</text:p>
          </table:table-cell>
          <table:table-cell table:number-columns-repeated="2" office:value-type="float" office:value="0.15971422" calcext:value-type="float">
            <text:p>0.15971422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8678" calcext:value-type="float">
            <text:p>867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152588556" calcext:value-type="float">
            <text:p>0.152588556</text:p>
          </table:table-cell>
          <table:table-cell office:value-type="float" office:value="56" calcext:value-type="float">
            <text:p>56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29778" calcext:value-type="float">
            <text:p>0.000129778</text:p>
          </table:table-cell>
          <table:table-cell office:value-type="float" office:value="0.017883407" calcext:value-type="float">
            <text:p>0.017883407</text:p>
          </table:table-cell>
          <table:table-cell office:value-type="float" office:value="0.004515606" calcext:value-type="float">
            <text:p>0.004515606</text:p>
          </table:table-cell>
          <table:table-cell office:value-type="float" office:value="0.14898357" calcext:value-type="float">
            <text:p>0.14898357</text:p>
          </table:table-cell>
          <table:table-cell office:value-type="float" office:value="535" calcext:value-type="float">
            <text:p>535</text:p>
          </table:table-cell>
          <table:table-cell office:value-type="float" office:value="118478" calcext:value-type="float">
            <text:p>118478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apital&gt; <text:s/>?b <text:s/>?a <text:s/>&lt;livesIn&gt; <text:s/>?e <text:s text:c="2"/>=&gt; ?a <text:s/>&lt;livesIn&gt; <text:s/>?b</text:p>
          </table:table-cell>
          <table:table-cell office:value-type="float" office:value="0.000333541" calcext:value-type="float">
            <text:p>0.000333541</text:p>
          </table:table-cell>
          <table:table-cell office:value-type="float" office:value="0.045962027" calcext:value-type="float">
            <text:p>0.045962027</text:p>
          </table:table-cell>
          <table:table-cell table:number-columns-repeated="2" office:value-type="float" office:value="0.145764868" calcext:value-type="float">
            <text:p>0.145764868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9433" calcext:value-type="float">
            <text:p>94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ppenedIn&gt; <text:s/>?e <text:s/>?e <text:s/>&lt;isLocatedIn&gt; <text:s/>?b <text:s text:c="2"/>=&gt; ?a <text:s/>&lt;happenedIn&gt; <text:s/>?b</text:p>
          </table:table-cell>
          <table:table-cell office:value-type="float" office:value="0.000441245" calcext:value-type="float">
            <text:p>0.000441245</text:p>
          </table:table-cell>
          <table:table-cell office:value-type="float" office:value="0.161016199" calcext:value-type="float">
            <text:p>0.161016199</text:p>
          </table:table-cell>
          <table:table-cell table:number-columns-repeated="2" office:value-type="float" office:value="0.144940239" calcext:value-type="float">
            <text:p>0.144940239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12550" calcext:value-type="float">
            <text:p>125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2353" calcext:value-type="float">
            <text:p>0.00002353</text:p>
          </table:table-cell>
          <table:table-cell office:value-type="float" office:value="0.248717949" calcext:value-type="float">
            <text:p>0.248717949</text:p>
          </table:table-cell>
          <table:table-cell office:value-type="float" office:value="0.101041667" calcext:value-type="float">
            <text:p>0.101041667</text:p>
          </table:table-cell>
          <table:table-cell office:value-type="float" office:value="0.133977901" calcext:value-type="float">
            <text:p>0.133977901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12788135" calcext:value-type="float">
            <text:p>0.012788135</text:p>
          </table:table-cell>
          <table:table-cell office:value-type="float" office:value="0.049138997" calcext:value-type="float">
            <text:p>0.049138997</text:p>
          </table:table-cell>
          <table:table-cell office:value-type="float" office:value="0.133075684" calcext:value-type="float">
            <text:p>0.133075684</text:p>
          </table:table-cell>
          <table:table-cell office:value-type="float" office:value="2066" calcext:value-type="float">
            <text:p>2066</text:p>
          </table:table-cell>
          <table:table-cell office:value-type="float" office:value="42044" calcext:value-type="float">
            <text:p>42044</text:p>
          </table:table-cell>
          <table:table-cell office:value-type="float" office:value="15525" calcext:value-type="float">
            <text:p>155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046817" calcext:value-type="float">
            <text:p>0.000046817</text:p>
          </table:table-cell>
          <table:table-cell office:value-type="float" office:value="0.019554205" calcext:value-type="float">
            <text:p>0.019554205</text:p>
          </table:table-cell>
          <table:table-cell office:value-type="float" office:value="0.001194632" calcext:value-type="float">
            <text:p>0.001194632</text:p>
          </table:table-cell>
          <table:table-cell office:value-type="float" office:value="0.1321013" calcext:value-type="float">
            <text:p>0.1321013</text:p>
          </table:table-cell>
          <table:table-cell office:value-type="float" office:value="193" calcext:value-type="float">
            <text:p>193</text:p>
          </table:table-cell>
          <table:table-cell office:value-type="float" office:value="161556" calcext:value-type="float">
            <text:p>161556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039297" calcext:value-type="float">
            <text:p>0.000039297</text:p>
          </table:table-cell>
          <table:table-cell office:value-type="float" office:value="0.415384615" calcext:value-type="float">
            <text:p>0.415384615</text:p>
          </table:table-cell>
          <table:table-cell office:value-type="float" office:value="0.103119032" calcext:value-type="float">
            <text:p>0.103119032</text:p>
          </table:table-cell>
          <table:table-cell office:value-type="float" office:value="0.129392971" calcext:value-type="float">
            <text:p>0.129392971</text:p>
          </table:table-cell>
          <table:table-cell office:value-type="float" office:value="162" calcext:value-type="float">
            <text:p>162</text:p>
          </table:table-cell>
          <table:table-cell office:value-type="float" office:value="1571" calcext:value-type="float">
            <text:p>1571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0.018307427" calcext:value-type="float">
            <text:p>0.018307427</text:p>
          </table:table-cell>
          <table:table-cell office:value-type="float" office:value="0.002289516" calcext:value-type="float">
            <text:p>0.002289516</text:p>
          </table:table-cell>
          <table:table-cell office:value-type="float" office:value="0.124413146" calcext:value-type="float">
            <text:p>0.124413146</text:p>
          </table:table-cell>
          <table:table-cell office:value-type="float" office:value="53" calcext:value-type="float">
            <text:p>53</text:p>
          </table:table-cell>
          <table:table-cell office:value-type="float" office:value="23149" calcext:value-type="float">
            <text:p>2314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f <text:s/>&lt;isLocatedIn&gt; <text:s/>?b <text:s text:c="2"/>=&gt; ?a <text:s/>&lt;livesIn&gt; <text:s/>?b</text:p>
          </table:table-cell>
          <table:table-cell office:value-type="float" office:value="0.000423294" calcext:value-type="float">
            <text:p>0.000423294</text:p>
          </table:table-cell>
          <table:table-cell office:value-type="float" office:value="0.058329991" calcext:value-type="float">
            <text:p>0.058329991</text:p>
          </table:table-cell>
          <table:table-cell office:value-type="float" office:value="0.030738066" calcext:value-type="float">
            <text:p>0.030738066</text:p>
          </table:table-cell>
          <table:table-cell office:value-type="float" office:value="0.118885407" calcext:value-type="float">
            <text:p>0.118885407</text:p>
          </table:table-cell>
          <table:table-cell office:value-type="float" office:value="1745" calcext:value-type="float">
            <text:p>1745</text:p>
          </table:table-cell>
          <table:table-cell office:value-type="float" office:value="56770" calcext:value-type="float">
            <text:p>56770</text:p>
          </table:table-cell>
          <table:table-cell office:value-type="float" office:value="14678" calcext:value-type="float">
            <text:p>1467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ppenedIn&gt; <text:s/>?f <text:s/>?b <text:s/>&lt;hasCapital&gt; <text:s/>?f <text:s text:c="2"/>=&gt; ?a <text:s/>&lt;happenedIn&gt; <text:s/>?b</text:p>
          </table:table-cell>
          <table:table-cell office:value-type="float" office:value="0.000038812" calcext:value-type="float">
            <text:p>0.000038812</text:p>
          </table:table-cell>
          <table:table-cell office:value-type="float" office:value="0.014163052" calcext:value-type="float">
            <text:p>0.014163052</text:p>
          </table:table-cell>
          <table:table-cell table:number-columns-repeated="2" office:value-type="float" office:value="0.118694362" calcext:value-type="float">
            <text:p>0.11869436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8451665" calcext:value-type="float">
            <text:p>0.018451665</text:p>
          </table:table-cell>
          <table:table-cell office:value-type="float" office:value="0.013129103" calcext:value-type="float">
            <text:p>0.013129103</text:p>
          </table:table-cell>
          <table:table-cell office:value-type="float" office:value="0.106811146" calcext:value-type="float">
            <text:p>0.106811146</text:p>
          </table:table-cell>
          <table:table-cell office:value-type="float" office:value="552" calcext:value-type="float">
            <text:p>552</text:p>
          </table:table-cell>
          <table:table-cell office:value-type="float" office:value="42044" calcext:value-type="float">
            <text:p>42044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1352116" calcext:value-type="float">
            <text:p>0.001352116</text:p>
          </table:table-cell>
          <table:table-cell office:value-type="float" office:value="0.186321701" calcext:value-type="float">
            <text:p>0.186321701</text:p>
          </table:table-cell>
          <table:table-cell table:number-columns-repeated="2" office:value-type="float" office:value="0.103965382" calcext:value-type="float">
            <text:p>0.103965382</text:p>
          </table:table-cell>
          <table:table-cell office:value-type="float" office:value="5574" calcext:value-type="float">
            <text:p>5574</text:p>
          </table:table-cell>
          <table:table-cell table:number-columns-repeated="2" office:value-type="float" office:value="53614" calcext:value-type="float">
            <text:p>536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03703704" calcext:value-type="float">
            <text:p>0.103703704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11158" calcext:value-type="float">
            <text:p>0.000011158</text:p>
          </table:table-cell>
          <table:table-cell office:value-type="float" office:value="0.025246981" calcext:value-type="float">
            <text:p>0.025246981</text:p>
          </table:table-cell>
          <table:table-cell office:value-type="float" office:value="0.033236994" calcext:value-type="float">
            <text:p>0.033236994</text:p>
          </table:table-cell>
          <table:table-cell office:value-type="float" office:value="0.102449889" calcext:value-type="float">
            <text:p>0.102449889</text:p>
          </table:table-cell>
          <table:table-cell office:value-type="float" office:value="46" calcext:value-type="float">
            <text:p>46</text:p>
          </table:table-cell>
          <table:table-cell office:value-type="float" office:value="1384" calcext:value-type="float">
            <text:p>138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ppenedIn&gt; <text:s/>?a <text:s text:c="2"/>=&gt; ?a <text:s/>&lt;participat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101491301" calcext:value-type="float">
            <text:p>0.101491301</text:p>
          </table:table-cell>
          <table:table-cell office:value-type="float" office:value="980" calcext:value-type="float">
            <text:p>980</text:p>
          </table:table-cell>
          <table:table-cell office:value-type="float" office:value="11297" calcext:value-type="float">
            <text:p>11297</text:p>
          </table:table-cell>
          <table:table-cell office:value-type="float" office:value="9656" calcext:value-type="float">
            <text:p>96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10673" calcext:value-type="float">
            <text:p>0.000010673</text:p>
          </table:table-cell>
          <table:table-cell office:value-type="float" office:value="0.06171108" calcext:value-type="float">
            <text:p>0.06171108</text:p>
          </table:table-cell>
          <table:table-cell office:value-type="float" office:value="0.064801178" calcext:value-type="float">
            <text:p>0.064801178</text:p>
          </table:table-cell>
          <table:table-cell office:value-type="float" office:value="0.093617021" calcext:value-type="float">
            <text:p>0.093617021</text:p>
          </table:table-cell>
          <table:table-cell office:value-type="float" office:value="44" calcext:value-type="float">
            <text:p>44</text:p>
          </table:table-cell>
          <table:table-cell office:value-type="float" office:value="679" calcext:value-type="float">
            <text:p>67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onnectedTo&gt; <text:s/>?a <text:s/>?e <text:s/>&lt;isLocatedIn&gt; <text:s/>?b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27976312" calcext:value-type="float">
            <text:p>0.027976312</text:p>
          </table:table-cell>
          <table:table-cell office:value-type="float" office:value="0.091864104" calcext:value-type="float">
            <text:p>0.091864104</text:p>
          </table:table-cell>
          <table:table-cell office:value-type="float" office:value="411" calcext:value-type="float">
            <text:p>411</text:p>
          </table:table-cell>
          <table:table-cell office:value-type="float" office:value="14691" calcext:value-type="float">
            <text:p>14691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graduatedFrom&gt; <text:s/>?b <text:s/>?a <text:s/>&lt;hasAcademicAdvisor&gt; <text:s/>?f <text:s text:c="2"/>=&gt; ?a <text:s/>&lt;worksAt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14202561" calcext:value-type="float">
            <text:p>0.014202561</text:p>
          </table:table-cell>
          <table:table-cell office:value-type="float" office:value="0.038461538" calcext:value-type="float">
            <text:p>0.038461538</text:p>
          </table:table-cell>
          <table:table-cell office:value-type="float" office:value="0.09077381" calcext:value-type="float">
            <text:p>0.09077381</text:p>
          </table:table-cell>
          <table:table-cell office:value-type="float" office:value="61" calcext:value-type="float">
            <text:p>61</text:p>
          </table:table-cell>
          <table:table-cell office:value-type="float" office:value="1586" calcext:value-type="float">
            <text:p>158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68723703" calcext:value-type="float">
            <text:p>0.068723703</text:p>
          </table:table-cell>
          <table:table-cell office:value-type="float" office:value="0.067400275" calcext:value-type="float">
            <text:p>0.067400275</text:p>
          </table:table-cell>
          <table:table-cell office:value-type="float" office:value="0.090740741" calcext:value-type="float">
            <text:p>0.090740741</text:p>
          </table:table-cell>
          <table:table-cell office:value-type="float" office:value="49" calcext:value-type="float">
            <text:p>49</text:p>
          </table:table-cell>
          <table:table-cell office:value-type="float" office:value="727" calcext:value-type="float">
            <text:p>72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f <text:s/>&lt;isLocatedIn&gt; <text:s/>?b <text:s text:c="2"/>=&gt; ?a <text:s/>&lt;isLeaderOf&gt; <text:s/>?b</text:p>
          </table:table-cell>
          <table:table-cell office:value-type="float" office:value="0.000049728" calcext:value-type="float">
            <text:p>0.000049728</text:p>
          </table:table-cell>
          <table:table-cell office:value-type="float" office:value="0.02077001" calcext:value-type="float">
            <text:p>0.02077001</text:p>
          </table:table-cell>
          <table:table-cell office:value-type="float" office:value="0.003611062" calcext:value-type="float">
            <text:p>0.003611062</text:p>
          </table:table-cell>
          <table:table-cell office:value-type="float" office:value="0.089833479" calcext:value-type="float">
            <text:p>0.089833479</text:p>
          </table:table-cell>
          <table:table-cell office:value-type="float" office:value="205" calcext:value-type="float">
            <text:p>205</text:p>
          </table:table-cell>
          <table:table-cell office:value-type="float" office:value="56770" calcext:value-type="float">
            <text:p>5677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wasBornIn&gt; <text:s/>?f <text:s text:c="2"/>=&gt; ?a <text:s/>&lt;livesIn&gt; <text:s/>?b</text:p>
          </table:table-cell>
          <table:table-cell office:value-type="float" office:value="0.000086114" calcext:value-type="float">
            <text:p>0.000086114</text:p>
          </table:table-cell>
          <table:table-cell office:value-type="float" office:value="0.01186656" calcext:value-type="float">
            <text:p>0.01186656</text:p>
          </table:table-cell>
          <table:table-cell office:value-type="float" office:value="0.003516558" calcext:value-type="float">
            <text:p>0.003516558</text:p>
          </table:table-cell>
          <table:table-cell office:value-type="float" office:value="0.086165049" calcext:value-type="float">
            <text:p>0.086165049</text:p>
          </table:table-cell>
          <table:table-cell office:value-type="float" office:value="355" calcext:value-type="float">
            <text:p>355</text:p>
          </table:table-cell>
          <table:table-cell office:value-type="float" office:value="100951" calcext:value-type="float">
            <text:p>100951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f <text:s/>&lt;isLocatedIn&gt; <text:s/>?b <text:s text:c="2"/>=&gt; ?a <text:s/>&lt;diedIn&gt; <text:s/>?b</text:p>
          </table:table-cell>
          <table:table-cell office:value-type="float" office:value="0.000151125" calcext:value-type="float">
            <text:p>0.000151125</text:p>
          </table:table-cell>
          <table:table-cell office:value-type="float" office:value="0.013837987" calcext:value-type="float">
            <text:p>0.013837987</text:p>
          </table:table-cell>
          <table:table-cell office:value-type="float" office:value="0.009568864" calcext:value-type="float">
            <text:p>0.009568864</text:p>
          </table:table-cell>
          <table:table-cell office:value-type="float" office:value="0.084912089" calcext:value-type="float">
            <text:p>0.084912089</text:p>
          </table:table-cell>
          <table:table-cell office:value-type="float" office:value="623" calcext:value-type="float">
            <text:p>623</text:p>
          </table:table-cell>
          <table:table-cell office:value-type="float" office:value="65107" calcext:value-type="float">
            <text:p>65107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ppenedIn&gt; <text:s/>?e <text:s/>?e <text:s/>&lt;isLocatedIn&gt; <text:s/>?a <text:s text:c="2"/>=&gt; ?a <text:s/>&lt;participatedIn&gt; <text:s/>?b</text:p>
          </table:table-cell>
          <table:table-cell office:value-type="float" office:value="0.000215892" calcext:value-type="float">
            <text:p>0.000215892</text:p>
          </table:table-cell>
          <table:table-cell office:value-type="float" office:value="0.059203087" calcext:value-type="float">
            <text:p>0.059203087</text:p>
          </table:table-cell>
          <table:table-cell office:value-type="float" office:value="0.070916335" calcext:value-type="float">
            <text:p>0.070916335</text:p>
          </table:table-cell>
          <table:table-cell office:value-type="float" office:value="0.083599474" calcext:value-type="float">
            <text:p>0.083599474</text:p>
          </table:table-cell>
          <table:table-cell office:value-type="float" office:value="890" calcext:value-type="float">
            <text:p>890</text:p>
          </table:table-cell>
          <table:table-cell office:value-type="float" office:value="12550" calcext:value-type="float">
            <text:p>12550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wroteMusicFor&gt; <text:s/>?b</text:p>
          </table:table-cell>
          <table:table-cell office:value-type="float" office:value="0.000309041" calcext:value-type="float">
            <text:p>0.000309041</text:p>
          </table:table-cell>
          <table:table-cell office:value-type="float" office:value="0.05692837" calcext:value-type="float">
            <text:p>0.05692837</text:p>
          </table:table-cell>
          <table:table-cell office:value-type="float" office:value="0.004879319" calcext:value-type="float">
            <text:p>0.004879319</text:p>
          </table:table-cell>
          <table:table-cell office:value-type="float" office:value="0.079466068" calcext:value-type="float">
            <text:p>0.079466068</text:p>
          </table:table-cell>
          <table:table-cell office:value-type="float" office:value="1274" calcext:value-type="float">
            <text:p>12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16032" calcext:value-type="float">
            <text:p>160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participatedIn&gt; <text:s/>?a <text:s text:c="2"/>=&gt; ?a <text:s/>&lt;happen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7824976" calcext:value-type="float">
            <text:p>0.07824976</text:p>
          </table:table-cell>
          <table:table-cell office:value-type="float" office:value="980" calcext:value-type="float">
            <text:p>980</text:p>
          </table:table-cell>
          <table:table-cell office:value-type="float" office:value="15033" calcext:value-type="float">
            <text:p>15033</text:p>
          </table:table-cell>
          <table:table-cell office:value-type="float" office:value="12524" calcext:value-type="float">
            <text:p>125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415289" calcext:value-type="float">
            <text:p>0.000415289</text:p>
          </table:table-cell>
          <table:table-cell office:value-type="float" office:value="0.057226902" calcext:value-type="float">
            <text:p>0.057226902</text:p>
          </table:table-cell>
          <table:table-cell office:value-type="float" office:value="0.004155158" calcext:value-type="float">
            <text:p>0.004155158</text:p>
          </table:table-cell>
          <table:table-cell office:value-type="float" office:value="0.077051172" calcext:value-type="float">
            <text:p>0.077051172</text:p>
          </table:table-cell>
          <table:table-cell office:value-type="float" office:value="1712" calcext:value-type="float">
            <text:p>1712</text:p>
          </table:table-cell>
          <table:table-cell office:value-type="float" office:value="412018" calcext:value-type="float">
            <text:p>412018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224489796" calcext:value-type="float">
            <text:p>0.224489796</text:p>
          </table:table-cell>
          <table:table-cell office:value-type="float" office:value="0.057591623" calcext:value-type="float">
            <text:p>0.057591623</text:p>
          </table:table-cell>
          <table:table-cell office:value-type="float" office:value="0.076952973" calcext:value-type="float">
            <text:p>0.076952973</text:p>
          </table:table-cell>
          <table:table-cell office:value-type="float" office:value="198" calcext:value-type="float">
            <text:p>198</text:p>
          </table:table-cell>
          <table:table-cell office:value-type="float" office:value="3438" calcext:value-type="float">
            <text:p>3438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30322" calcext:value-type="float">
            <text:p>0.000030322</text:p>
          </table:table-cell>
          <table:table-cell office:value-type="float" office:value="0.320512821" calcext:value-type="float">
            <text:p>0.320512821</text:p>
          </table:table-cell>
          <table:table-cell office:value-type="float" office:value="0.059894586" calcext:value-type="float">
            <text:p>0.059894586</text:p>
          </table:table-cell>
          <table:table-cell office:value-type="float" office:value="0.075483092" calcext:value-type="float">
            <text:p>0.075483092</text:p>
          </table:table-cell>
          <table:table-cell office:value-type="float" office:value="125" calcext:value-type="float">
            <text:p>125</text:p>
          </table:table-cell>
          <table:table-cell office:value-type="float" office:value="2087" calcext:value-type="float">
            <text:p>208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112651646" calcext:value-type="float">
            <text:p>0.112651646</text:p>
          </table:table-cell>
          <table:table-cell office:value-type="float" office:value="0.067708333" calcext:value-type="float">
            <text:p>0.067708333</text:p>
          </table:table-cell>
          <table:table-cell office:value-type="float" office:value="0.074798619" calcext:value-type="float">
            <text:p>0.074798619</text:p>
          </table:table-cell>
          <table:table-cell office:value-type="float" office:value="65" calcext:value-type="float">
            <text:p>65</text:p>
          </table:table-cell>
          <table:table-cell office:value-type="float" office:value="960" calcext:value-type="float">
            <text:p>96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iedIn&gt; <text:s/>?b <text:s/>?e <text:s/>&lt;isPoliticianOf&gt; <text:s/>?a <text:s text:c="2"/>=&gt; ?a <text:s/>&lt;hasCapital&gt; <text:s/>?b</text:p>
          </table:table-cell>
          <table:table-cell office:value-type="float" office:value="0.000006307" calcext:value-type="float">
            <text:p>0.000006307</text:p>
          </table:table-cell>
          <table:table-cell office:value-type="float" office:value="0.014270033" calcext:value-type="float">
            <text:p>0.014270033</text:p>
          </table:table-cell>
          <table:table-cell office:value-type="float" office:value="0.041467305" calcext:value-type="float">
            <text:p>0.041467305</text:p>
          </table:table-cell>
          <table:table-cell office:value-type="float" office:value="0.073239437" calcext:value-type="float">
            <text:p>0.073239437</text:p>
          </table:table-cell>
          <table:table-cell office:value-type="float" office:value="26" calcext:value-type="float">
            <text:p>26</text:p>
          </table:table-cell>
          <table:table-cell office:value-type="float" office:value="627" calcext:value-type="float">
            <text:p>6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091936" calcext:value-type="float">
            <text:p>0.000091936</text:p>
          </table:table-cell>
          <table:table-cell office:value-type="float" office:value="0.429705215" calcext:value-type="float">
            <text:p>0.429705215</text:p>
          </table:table-cell>
          <table:table-cell office:value-type="float" office:value="0.013413555" calcext:value-type="float">
            <text:p>0.013413555</text:p>
          </table:table-cell>
          <table:table-cell office:value-type="float" office:value="0.070590427" calcext:value-type="float">
            <text:p>0.070590427</text:p>
          </table:table-cell>
          <table:table-cell office:value-type="float" office:value="379" calcext:value-type="float">
            <text:p>379</text:p>
          </table:table-cell>
          <table:table-cell office:value-type="float" office:value="28255" calcext:value-type="float">
            <text:p>28255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270957" calcext:value-type="float">
            <text:p>0.000270957</text:p>
          </table:table-cell>
          <table:table-cell office:value-type="float" office:value="0.0743032" calcext:value-type="float">
            <text:p>0.0743032</text:p>
          </table:table-cell>
          <table:table-cell table:number-columns-repeated="2" office:value-type="float" office:value="0.066153391" calcext:value-type="float">
            <text:p>0.06615339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16885" calcext:value-type="float">
            <text:p>1688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f <text:s/>&lt;isLocatedIn&gt; <text:s/>?b <text:s text:c="2"/>=&gt; ?a <text:s/>&lt;diedIn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0706115" calcext:value-type="float">
            <text:p>0.010706115</text:p>
          </table:table-cell>
          <table:table-cell office:value-type="float" office:value="0.0084904" calcext:value-type="float">
            <text:p>0.0084904</text:p>
          </table:table-cell>
          <table:table-cell office:value-type="float" office:value="0.06561394" calcext:value-type="float">
            <text:p>0.06561394</text:p>
          </table:table-cell>
          <table:table-cell office:value-type="float" office:value="482" calcext:value-type="float">
            <text:p>482</text:p>
          </table:table-cell>
          <table:table-cell office:value-type="float" office:value="56770" calcext:value-type="float">
            <text:p>56770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b <text:s text:c="2"/>=&gt; ?a <text:s/>&lt;isLeaderOf&gt; <text:s/>?b</text:p>
          </table:table-cell>
          <table:table-cell office:value-type="float" office:value="0.000050698" calcext:value-type="float">
            <text:p>0.000050698</text:p>
          </table:table-cell>
          <table:table-cell office:value-type="float" office:value="0.021175279" calcext:value-type="float">
            <text:p>0.021175279</text:p>
          </table:table-cell>
          <table:table-cell office:value-type="float" office:value="0.000497792" calcext:value-type="float">
            <text:p>0.000497792</text:p>
          </table:table-cell>
          <table:table-cell office:value-type="float" office:value="0.065435191" calcext:value-type="float">
            <text:p>0.065435191</text:p>
          </table:table-cell>
          <table:table-cell office:value-type="float" office:value="209" calcext:value-type="float">
            <text:p>209</text:p>
          </table:table-cell>
          <table:table-cell office:value-type="float" office:value="419854" calcext:value-type="float">
            <text:p>419854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94104308" calcext:value-type="float">
            <text:p>0.094104308</text:p>
          </table:table-cell>
          <table:table-cell office:value-type="float" office:value="0.004642058" calcext:value-type="float">
            <text:p>0.004642058</text:p>
          </table:table-cell>
          <table:table-cell office:value-type="float" office:value="0.064996085" calcext:value-type="float">
            <text:p>0.064996085</text:p>
          </table:table-cell>
          <table:table-cell office:value-type="float" office:value="83" calcext:value-type="float">
            <text:p>83</text:p>
          </table:table-cell>
          <table:table-cell office:value-type="float" office:value="17880" calcext:value-type="float">
            <text:p>1788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edited&gt; <text:s/>?b</text:p>
          </table:table-cell>
          <table:table-cell office:value-type="float" office:value="0.000016495" calcext:value-type="float">
            <text:p>0.000016495</text:p>
          </table:table-cell>
          <table:table-cell office:value-type="float" office:value="0.011950791" calcext:value-type="float">
            <text:p>0.011950791</text:p>
          </table:table-cell>
          <table:table-cell office:value-type="float" office:value="0.007350557" calcext:value-type="float">
            <text:p>0.007350557</text:p>
          </table:table-cell>
          <table:table-cell office:value-type="float" office:value="0.064823642" calcext:value-type="float">
            <text:p>0.064823642</text:p>
          </table:table-cell>
          <table:table-cell office:value-type="float" office:value="68" calcext:value-type="float">
            <text:p>68</text:p>
          </table:table-cell>
          <table:table-cell office:value-type="float" office:value="9251" calcext:value-type="float">
            <text:p>925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sCapital&gt; <text:s/>?b <text:s/>?e <text:s/>&lt;isLocatedIn&gt; <text:s/>?a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2297593" calcext:value-type="float">
            <text:p>0.02297593</text:p>
          </table:table-cell>
          <table:table-cell office:value-type="float" office:value="0.062874251" calcext:value-type="float">
            <text:p>0.062874251</text:p>
          </table:table-cell>
          <table:table-cell office:value-type="float" office:value="21" calcext:value-type="float">
            <text:p>21</text:p>
          </table:table-cell>
          <table:table-cell office:value-type="float" office:value="914" calcext:value-type="float">
            <text:p>91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073696145" calcext:value-type="float">
            <text:p>0.073696145</text:p>
          </table:table-cell>
          <table:table-cell office:value-type="float" office:value="0.024952015" calcext:value-type="float">
            <text:p>0.024952015</text:p>
          </table:table-cell>
          <table:table-cell office:value-type="float" office:value="0.062862669" calcext:value-type="float">
            <text:p>0.062862669</text:p>
          </table:table-cell>
          <table:table-cell office:value-type="float" office:value="65" calcext:value-type="float">
            <text:p>65</text:p>
          </table:table-cell>
          <table:table-cell office:value-type="float" office:value="2605" calcext:value-type="float">
            <text:p>260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f <text:s/>&lt;isLocatedIn&gt; <text:s/>?b <text:s text:c="2"/>=&gt; ?a <text:s/>&lt;livesIn&gt; <text:s/>?b</text:p>
          </table:table-cell>
          <table:table-cell office:value-type="float" office:value="0.000167377" calcext:value-type="float">
            <text:p>0.000167377</text:p>
          </table:table-cell>
          <table:table-cell office:value-type="float" office:value="0.023064581" calcext:value-type="float">
            <text:p>0.023064581</text:p>
          </table:table-cell>
          <table:table-cell office:value-type="float" office:value="0.010597939" calcext:value-type="float">
            <text:p>0.010597939</text:p>
          </table:table-cell>
          <table:table-cell office:value-type="float" office:value="0.062201388" calcext:value-type="float">
            <text:p>0.062201388</text:p>
          </table:table-cell>
          <table:table-cell office:value-type="float" office:value="690" calcext:value-type="float">
            <text:p>690</text:p>
          </table:table-cell>
          <table:table-cell office:value-type="float" office:value="65107" calcext:value-type="float">
            <text:p>65107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hasCapital&gt; <text:s/>?b <text:s/>?a <text:s/>&lt;isLocatedIn&gt; <text:s/>?f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00053638" calcext:value-type="float">
            <text:p>0.000053638</text:p>
          </table:table-cell>
          <table:table-cell office:value-type="float" office:value="0.061046512" calcext:value-type="float">
            <text:p>0.061046512</text:p>
          </table:table-cell>
          <table:table-cell office:value-type="float" office:value="21" calcext:value-type="float">
            <text:p>21</text:p>
          </table:table-cell>
          <table:table-cell office:value-type="float" office:value="391510" calcext:value-type="float">
            <text:p>3915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29594" calcext:value-type="float">
            <text:p>0.000029594</text:p>
          </table:table-cell>
          <table:table-cell office:value-type="float" office:value="0.211438475" calcext:value-type="float">
            <text:p>0.211438475</text:p>
          </table:table-cell>
          <table:table-cell table:number-columns-repeated="2" office:value-type="float" office:value="0.058457115" calcext:value-type="float">
            <text:p>0.05845711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f <text:s/>&lt;isLocatedIn&gt; <text:s/>?b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2411415" calcext:value-type="float">
            <text:p>0.002411415</text:p>
          </table:table-cell>
          <table:table-cell office:value-type="float" office:value="0.058083611" calcext:value-type="float">
            <text:p>0.058083611</text:p>
          </table:table-cell>
          <table:table-cell office:value-type="float" office:value="157" calcext:value-type="float">
            <text:p>157</text:p>
          </table:table-cell>
          <table:table-cell office:value-type="float" office:value="65107" calcext:value-type="float">
            <text:p>65107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39244908" calcext:value-type="float">
            <text:p>0.039244908</text:p>
          </table:table-cell>
          <table:table-cell office:value-type="float" office:value="0.056998557" calcext:value-type="float">
            <text:p>0.056998557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ConnectedTo&gt; <text:s/>?b <text:s/>?a <text:s/>&lt;isConnectedTo&gt; <text:s/>?f <text:s text:c="2"/>=&gt; ?a <text:s/>&lt;isConnectedTo&gt; <text:s/>?b</text:p>
          </table:table-cell>
          <table:table-cell office:value-type="float" office:value="0.002967913" calcext:value-type="float">
            <text:p>0.002967913</text:p>
          </table:table-cell>
          <table:table-cell office:value-type="float" office:value="0.421054443" calcext:value-type="float">
            <text:p>0.421054443</text:p>
          </table:table-cell>
          <table:table-cell table:number-columns-repeated="2" office:value-type="float" office:value="0.056394963" calcext:value-type="float">
            <text:p>0.056394963</text:p>
          </table:table-cell>
          <table:table-cell office:value-type="float" office:value="12235" calcext:value-type="float">
            <text:p>12235</text:p>
          </table:table-cell>
          <table:table-cell table:number-columns-repeated="2" office:value-type="float" office:value="216952" calcext:value-type="float">
            <text:p>21695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19649" calcext:value-type="float">
            <text:p>0.000019649</text:p>
          </table:table-cell>
          <table:table-cell office:value-type="float" office:value="0.140381282" calcext:value-type="float">
            <text:p>0.140381282</text:p>
          </table:table-cell>
          <table:table-cell office:value-type="float" office:value="0.051559516" calcext:value-type="float">
            <text:p>0.051559516</text:p>
          </table:table-cell>
          <table:table-cell office:value-type="float" office:value="0.056328234" calcext:value-type="float">
            <text:p>0.056328234</text:p>
          </table:table-cell>
          <table:table-cell office:value-type="float" office:value="81" calcext:value-type="float">
            <text:p>81</text:p>
          </table:table-cell>
          <table:table-cell office:value-type="float" office:value="1571" calcext:value-type="float">
            <text:p>157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ppenedIn&gt; <text:s/>?a <text:s/>?b <text:s/>&lt;participatedIn&gt; <text:s/>?e <text:s text:c="2"/>=&gt; ?a <text:s/>&lt;dealsWith&gt; <text:s/>?b</text:p>
          </table:table-cell>
          <table:table-cell office:value-type="float" office:value="0.000034446" calcext:value-type="float">
            <text:p>0.000034446</text:p>
          </table:table-cell>
          <table:table-cell office:value-type="float" office:value="0.160997732" calcext:value-type="float">
            <text:p>0.160997732</text:p>
          </table:table-cell>
          <table:table-cell office:value-type="float" office:value="0.009381607" calcext:value-type="float">
            <text:p>0.009381607</text:p>
          </table:table-cell>
          <table:table-cell office:value-type="float" office:value="0.056148675" calcext:value-type="float">
            <text:p>0.056148675</text:p>
          </table:table-cell>
          <table:table-cell office:value-type="float" office:value="142" calcext:value-type="float">
            <text:p>142</text:p>
          </table:table-cell>
          <table:table-cell office:value-type="float" office:value="15136" calcext:value-type="float">
            <text:p>15136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25713" calcext:value-type="float">
            <text:p>0.000025713</text:p>
          </table:table-cell>
          <table:table-cell office:value-type="float" office:value="0.183708839" calcext:value-type="float">
            <text:p>0.183708839</text:p>
          </table:table-cell>
          <table:table-cell table:number-columns-repeated="2" office:value-type="float" office:value="0.05535248" calcext:value-type="float">
            <text:p>0.0553524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039782" calcext:value-type="float">
            <text:p>0.000039782</text:p>
          </table:table-cell>
          <table:table-cell office:value-type="float" office:value="0.185941043" calcext:value-type="float">
            <text:p>0.185941043</text:p>
          </table:table-cell>
          <table:table-cell office:value-type="float" office:value="0.040684694" calcext:value-type="float">
            <text:p>0.040684694</text:p>
          </table:table-cell>
          <table:table-cell office:value-type="float" office:value="0.054794521" calcext:value-type="float">
            <text:p>0.054794521</text:p>
          </table:table-cell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4852" calcext:value-type="float">
            <text:p>0.000004852</text:p>
          </table:table-cell>
          <table:table-cell office:value-type="float" office:value="0.022675737" calcext:value-type="float">
            <text:p>0.022675737</text:p>
          </table:table-cell>
          <table:table-cell office:value-type="float" office:value="0.010787487" calcext:value-type="float">
            <text:p>0.010787487</text:p>
          </table:table-cell>
          <table:table-cell office:value-type="float" office:value="0.052493438" calcext:value-type="float">
            <text:p>0.052493438</text:p>
          </table:table-cell>
          <table:table-cell office:value-type="float" office:value="20" calcext:value-type="float">
            <text:p>20</text:p>
          </table:table-cell>
          <table:table-cell office:value-type="float" office:value="1854" calcext:value-type="float">
            <text:p>185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31292" calcext:value-type="float">
            <text:p>0.000031292</text:p>
          </table:table-cell>
          <table:table-cell office:value-type="float" office:value="0.146258503" calcext:value-type="float">
            <text:p>0.146258503</text:p>
          </table:table-cell>
          <table:table-cell office:value-type="float" office:value="0.037521815" calcext:value-type="float">
            <text:p>0.037521815</text:p>
          </table:table-cell>
          <table:table-cell office:value-type="float" office:value="0.049444232" calcext:value-type="float">
            <text:p>0.049444232</text:p>
          </table:table-cell>
          <table:table-cell office:value-type="float" office:value="129" calcext:value-type="float">
            <text:p>129</text:p>
          </table:table-cell>
          <table:table-cell office:value-type="float" office:value="3438" calcext:value-type="float">
            <text:p>3438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a <text:s text:c="2"/>=&gt; ?a <text:s/>&lt;owns&gt; <text:s/>?b</text:p>
          </table:table-cell>
          <table:table-cell office:value-type="float" office:value="0.000172714" calcext:value-type="float">
            <text:p>0.000172714</text:p>
          </table:table-cell>
          <table:table-cell office:value-type="float" office:value="0.030888031" calcext:value-type="float">
            <text:p>0.030888031</text:p>
          </table:table-cell>
          <table:table-cell office:value-type="float" office:value="0.000603101" calcext:value-type="float">
            <text:p>0.000603101</text:p>
          </table:table-cell>
          <table:table-cell office:value-type="float" office:value="0.048713738" calcext:value-type="float">
            <text:p>0.048713738</text:p>
          </table:table-cell>
          <table:table-cell office:value-type="float" office:value="712" calcext:value-type="float">
            <text:p>712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0854594" calcext:value-type="float">
            <text:p>0.000854594</text:p>
          </table:table-cell>
          <table:table-cell office:value-type="float" office:value="0.152187999" calcext:value-type="float">
            <text:p>0.152187999</text:p>
          </table:table-cell>
          <table:table-cell office:value-type="float" office:value="0.032248615" calcext:value-type="float">
            <text:p>0.032248615</text:p>
          </table:table-cell>
          <table:table-cell office:value-type="float" office:value="0.046521148" calcext:value-type="float">
            <text:p>0.046521148</text:p>
          </table:table-cell>
          <table:table-cell office:value-type="float" office:value="3523" calcext:value-type="float">
            <text:p>3523</text:p>
          </table:table-cell>
          <table:table-cell office:value-type="float" office:value="109245" calcext:value-type="float">
            <text:p>109245</text:p>
          </table:table-cell>
          <table:table-cell office:value-type="float" office:value="75729" calcext:value-type="float">
            <text:p>757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0309284" calcext:value-type="float">
            <text:p>0.000309284</text:p>
          </table:table-cell>
          <table:table-cell office:value-type="float" office:value="0.010572841" calcext:value-type="float">
            <text:p>0.010572841</text:p>
          </table:table-cell>
          <table:table-cell office:value-type="float" office:value="0.004883149" calcext:value-type="float">
            <text:p>0.004883149</text:p>
          </table:table-cell>
          <table:table-cell office:value-type="float" office:value="0.043935217" calcext:value-type="float">
            <text:p>0.043935217</text:p>
          </table:table-cell>
          <table:table-cell office:value-type="float" office:value="1275" calcext:value-type="float">
            <text:p>1275</text:p>
          </table:table-cell>
          <table:table-cell office:value-type="float" office:value="261102" calcext:value-type="float">
            <text:p>261102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isLeaderOf&gt; <text:s/>?b</text:p>
          </table:table-cell>
          <table:table-cell office:value-type="float" office:value="0.000038327" calcext:value-type="float">
            <text:p>0.000038327</text:p>
          </table:table-cell>
          <table:table-cell office:value-type="float" office:value="0.016008105" calcext:value-type="float">
            <text:p>0.016008105</text:p>
          </table:table-cell>
          <table:table-cell office:value-type="float" office:value="0.000383478" calcext:value-type="float">
            <text:p>0.000383478</text:p>
          </table:table-cell>
          <table:table-cell office:value-type="float" office:value="0.043454345" calcext:value-type="float">
            <text:p>0.043454345</text:p>
          </table:table-cell>
          <table:table-cell office:value-type="float" office:value="158" calcext:value-type="float">
            <text:p>158</text:p>
          </table:table-cell>
          <table:table-cell office:value-type="float" office:value="412018" calcext:value-type="float">
            <text:p>412018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594104308" calcext:value-type="float">
            <text:p>0.594104308</text:p>
          </table:table-cell>
          <table:table-cell table:number-columns-repeated="2" office:value-type="float" office:value="0.04326288" calcext:value-type="float">
            <text:p>0.0432628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2112" calcext:value-type="float">
            <text:p>121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b <text:s/>?e <text:s/>&lt;participatedIn&gt; <text:s/>?a <text:s text:c="2"/>=&gt; ?a <text:s/>&lt;happened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26998318" calcext:value-type="float">
            <text:p>0.026998318</text:p>
          </table:table-cell>
          <table:table-cell office:value-type="float" office:value="0.03582335" calcext:value-type="float">
            <text:p>0.03582335</text:p>
          </table:table-cell>
          <table:table-cell office:value-type="float" office:value="0.042903362" calcext:value-type="float">
            <text:p>0.042903362</text:p>
          </table:table-cell>
          <table:table-cell office:value-type="float" office:value="305" calcext:value-type="float">
            <text:p>305</text:p>
          </table:table-cell>
          <table:table-cell office:value-type="float" office:value="8514" calcext:value-type="float">
            <text:p>85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b <text:s/>?a <text:s/>&lt;influences&gt; <text:s/>?e <text:s text:c="2"/>=&gt; ?a <text:s/>&lt;influences&gt; <text:s/>?b</text:p>
          </table:table-cell>
          <table:table-cell office:value-type="float" office:value="0.001176977" calcext:value-type="float">
            <text:p>0.001176977</text:p>
          </table:table-cell>
          <table:table-cell office:value-type="float" office:value="0.209598687" calcext:value-type="float">
            <text:p>0.209598687</text:p>
          </table:table-cell>
          <table:table-cell table:number-columns-repeated="2" office:value-type="float" office:value="0.042883405" calcext:value-type="float">
            <text:p>0.042883405</text:p>
          </table:table-cell>
          <table:table-cell office:value-type="float" office:value="4852" calcext:value-type="float">
            <text:p>4852</text:p>
          </table:table-cell>
          <table:table-cell table:number-columns-repeated="2" office:value-type="float" office:value="113144" calcext:value-type="float">
            <text:p>1131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064768" calcext:value-type="float">
            <text:p>0.000064768</text:p>
          </table:table-cell>
          <table:table-cell office:value-type="float" office:value="0.302721088" calcext:value-type="float">
            <text:p>0.302721088</text:p>
          </table:table-cell>
          <table:table-cell office:value-type="float" office:value="0.032438343" calcext:value-type="float">
            <text:p>0.032438343</text:p>
          </table:table-cell>
          <table:table-cell office:value-type="float" office:value="0.042815908" calcext:value-type="float">
            <text:p>0.042815908</text:p>
          </table:table-cell>
          <table:table-cell office:value-type="float" office:value="267" calcext:value-type="float">
            <text:p>267</text:p>
          </table:table-cell>
          <table:table-cell office:value-type="float" office:value="8231" calcext:value-type="float">
            <text:p>8231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18193" calcext:value-type="float">
            <text:p>0.000018193</text:p>
          </table:table-cell>
          <table:table-cell office:value-type="float" office:value="0.041163557" calcext:value-type="float">
            <text:p>0.041163557</text:p>
          </table:table-cell>
          <table:table-cell office:value-type="float" office:value="0.038481272" calcext:value-type="float">
            <text:p>0.038481272</text:p>
          </table:table-cell>
          <table:table-cell office:value-type="float" office:value="0.041006014" calcext:value-type="float">
            <text:p>0.041006014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ppenedIn&gt; <text:s/>?a <text:s/>?e <text:s/>&lt;happenedIn&gt; <text:s/>?b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05184067" calcext:value-type="float">
            <text:p>0.005184067</text:p>
          </table:table-cell>
          <table:table-cell office:value-type="float" office:value="0.040784719" calcext:value-type="float">
            <text:p>0.040784719</text:p>
          </table:table-cell>
          <table:table-cell office:value-type="float" office:value="79" calcext:value-type="float">
            <text:p>79</text:p>
          </table:table-cell>
          <table:table-cell office:value-type="float" office:value="15239" calcext:value-type="float">
            <text:p>1523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b <text:s/>&lt;happenedIn&gt; <text:s/>?e <text:s text:c="2"/>=&gt; ?a <text:s/>&lt;participatedIn&gt; <text:s/>?b</text:p>
          </table:table-cell>
          <table:table-cell office:value-type="float" office:value="0.000126139" calcext:value-type="float">
            <text:p>0.000126139</text:p>
          </table:table-cell>
          <table:table-cell office:value-type="float" office:value="0.034590567" calcext:value-type="float">
            <text:p>0.034590567</text:p>
          </table:table-cell>
          <table:table-cell office:value-type="float" office:value="0.035697124" calcext:value-type="float">
            <text:p>0.035697124</text:p>
          </table:table-cell>
          <table:table-cell office:value-type="float" office:value="0.040204113" calcext:value-type="float">
            <text:p>0.040204113</text:p>
          </table:table-cell>
          <table:table-cell office:value-type="float" office:value="520" calcext:value-type="float">
            <text:p>520</text:p>
          </table:table-cell>
          <table:table-cell office:value-type="float" office:value="14567" calcext:value-type="float">
            <text:p>14567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035173" calcext:value-type="float">
            <text:p>0.000035173</text:p>
          </table:table-cell>
          <table:table-cell office:value-type="float" office:value="0.079582876" calcext:value-type="float">
            <text:p>0.079582876</text:p>
          </table:table-cell>
          <table:table-cell office:value-type="float" office:value="0.00810962" calcext:value-type="float">
            <text:p>0.00810962</text:p>
          </table:table-cell>
          <table:table-cell office:value-type="float" office:value="0.039868023" calcext:value-type="float">
            <text:p>0.039868023</text:p>
          </table:table-cell>
          <table:table-cell office:value-type="float" office:value="145" calcext:value-type="float">
            <text:p>145</text:p>
          </table:table-cell>
          <table:table-cell office:value-type="float" office:value="17880" calcext:value-type="float">
            <text:p>17880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ppenedIn&gt; <text:s/>?e <text:s/>?e <text:s/>&lt;hasCapital&gt; <text:s/>?b <text:s text:c="2"/>=&gt; ?a <text:s/>&lt;happenedIn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3897495" calcext:value-type="float">
            <text:p>0.013897495</text:p>
          </table:table-cell>
          <table:table-cell table:number-columns-repeated="2" office:value-type="float" office:value="0.039035306" calcext:value-type="float">
            <text:p>0.03903530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141025641" calcext:value-type="float">
            <text:p>0.141025641</text:p>
          </table:table-cell>
          <table:table-cell office:value-type="float" office:value="0.028720627" calcext:value-type="float">
            <text:p>0.028720627</text:p>
          </table:table-cell>
          <table:table-cell office:value-type="float" office:value="0.037619699" calcext:value-type="float">
            <text:p>0.037619699</text:p>
          </table:table-cell>
          <table:table-cell office:value-type="float" office:value="55" calcext:value-type="float">
            <text:p>55</text:p>
          </table:table-cell>
          <table:table-cell office:value-type="float" office:value="1915" calcext:value-type="float">
            <text:p>1915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18678" calcext:value-type="float">
            <text:p>0.000018678</text:p>
          </table:table-cell>
          <table:table-cell office:value-type="float" office:value="0.042261251" calcext:value-type="float">
            <text:p>0.042261251</text:p>
          </table:table-cell>
          <table:table-cell office:value-type="float" office:value="0.008289375" calcext:value-type="float">
            <text:p>0.008289375</text:p>
          </table:table-cell>
          <table:table-cell office:value-type="float" office:value="0.035337311" calcext:value-type="float">
            <text:p>0.035337311</text:p>
          </table:table-cell>
          <table:table-cell office:value-type="float" office:value="77" calcext:value-type="float">
            <text:p>77</text:p>
          </table:table-cell>
          <table:table-cell office:value-type="float" office:value="9289" calcext:value-type="float">
            <text:p>9289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172794" calcext:value-type="float">
            <text:p>0.000172794</text:p>
          </table:table-cell>
          <table:table-cell office:value-type="float" office:value="0.034188034" calcext:value-type="float">
            <text:p>0.034188034</text:p>
          </table:table-cell>
          <table:table-cell office:value-type="float" office:value="4" calcext:value-type="float">
            <text:p>4</text:p>
          </table:table-cell>
          <table:table-cell office:value-type="float" office:value="23149" calcext:value-type="float">
            <text:p>231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onnectedTo&gt; <text:s/>?f <text:s/>?b <text:s/>&lt;isConnectedTo&gt; <text:s/>?f <text:s text:c="2"/>=&gt; ?a <text:s/>&lt;isConnectedTo&gt; <text:s/>?b</text:p>
          </table:table-cell>
          <table:table-cell office:value-type="float" office:value="0.001658489" calcext:value-type="float">
            <text:p>0.001658489</text:p>
          </table:table-cell>
          <table:table-cell office:value-type="float" office:value="0.235288045" calcext:value-type="float">
            <text:p>0.235288045</text:p>
          </table:table-cell>
          <table:table-cell office:value-type="float" office:value="0.025236605" calcext:value-type="float">
            <text:p>0.025236605</text:p>
          </table:table-cell>
          <table:table-cell office:value-type="float" office:value="0.031461098" calcext:value-type="float">
            <text:p>0.031461098</text:p>
          </table:table-cell>
          <table:table-cell office:value-type="float" office:value="6837" calcext:value-type="float">
            <text:p>6837</text:p>
          </table:table-cell>
          <table:table-cell office:value-type="float" office:value="270916" calcext:value-type="float">
            <text:p>270916</text:p>
          </table:table-cell>
          <table:table-cell office:value-type="float" office:value="217316" calcext:value-type="float">
            <text:p>21731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happenedIn&gt; <text:s/>?b <text:s/>?a <text:s/>&lt;participatedIn&gt; <text:s/>?f <text:s text:c="2"/>=&gt; ?a <text:s/>&lt;dealsWith&gt; <text:s/>?b</text:p>
          </table:table-cell>
          <table:table-cell office:value-type="float" office:value="0.000017223" calcext:value-type="float">
            <text:p>0.000017223</text:p>
          </table:table-cell>
          <table:table-cell office:value-type="float" office:value="0.080498866" calcext:value-type="float">
            <text:p>0.080498866</text:p>
          </table:table-cell>
          <table:table-cell office:value-type="float" office:value="0.004690803" calcext:value-type="float">
            <text:p>0.004690803</text:p>
          </table:table-cell>
          <table:table-cell office:value-type="float" office:value="0.031113059" calcext:value-type="float">
            <text:p>0.031113059</text:p>
          </table:table-cell>
          <table:table-cell office:value-type="float" office:value="71" calcext:value-type="float">
            <text:p>71</text:p>
          </table:table-cell>
          <table:table-cell office:value-type="float" office:value="15136" calcext:value-type="float">
            <text:p>15136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ConnectedTo&gt; <text:s/>?a <text:s/>?b <text:s/>&lt;isConnectedTo&gt; <text:s/>?f <text:s text:c="2"/>=&gt; ?a <text:s/>&lt;isConnectedTo&gt; <text:s/>?b</text:p>
          </table:table-cell>
          <table:table-cell office:value-type="float" office:value="0.001526528" calcext:value-type="float">
            <text:p>0.001526528</text:p>
          </table:table-cell>
          <table:table-cell office:value-type="float" office:value="0.216566866" calcext:value-type="float">
            <text:p>0.216566866</text:p>
          </table:table-cell>
          <table:table-cell office:value-type="float" office:value="0.029006416" calcext:value-type="float">
            <text:p>0.029006416</text:p>
          </table:table-cell>
          <table:table-cell office:value-type="float" office:value="0.030060283" calcext:value-type="float">
            <text:p>0.030060283</text:p>
          </table:table-cell>
          <table:table-cell office:value-type="float" office:value="6293" calcext:value-type="float">
            <text:p>6293</text:p>
          </table:table-cell>
          <table:table-cell office:value-type="float" office:value="216952" calcext:value-type="float">
            <text:p>216952</text:p>
          </table:table-cell>
          <table:table-cell office:value-type="float" office:value="209346" calcext:value-type="float">
            <text:p>2093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4124" calcext:value-type="float">
            <text:p>0.000004124</text:p>
          </table:table-cell>
          <table:table-cell office:value-type="float" office:value="0.033530572" calcext:value-type="float">
            <text:p>0.033530572</text:p>
          </table:table-cell>
          <table:table-cell office:value-type="float" office:value="0.026033691" calcext:value-type="float">
            <text:p>0.026033691</text:p>
          </table:table-cell>
          <table:table-cell office:value-type="float" office:value="0.029982363" calcext:value-type="float">
            <text:p>0.029982363</text:p>
          </table:table-cell>
          <table:table-cell office:value-type="float" office:value="17" calcext:value-type="float">
            <text:p>17</text:p>
          </table:table-cell>
          <table:table-cell office:value-type="float" office:value="653" calcext:value-type="float">
            <text:p>65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sKnownFor&gt; <text:s/>?b <text:s text:c="2"/>=&gt; ?a <text:s/>&lt;isInterestedIn&gt; <text:s/>?b</text:p>
          </table:table-cell>
          <table:table-cell office:value-type="float" office:value="0.000005822" calcext:value-type="float">
            <text:p>0.000005822</text:p>
          </table:table-cell>
          <table:table-cell office:value-type="float" office:value="0.076190476" calcext:value-type="float">
            <text:p>0.076190476</text:p>
          </table:table-cell>
          <table:table-cell office:value-type="float" office:value="0.005236744" calcext:value-type="float">
            <text:p>0.005236744</text:p>
          </table:table-cell>
          <table:table-cell office:value-type="float" office:value="0.029850746" calcext:value-type="float">
            <text:p>0.029850746</text:p>
          </table:table-cell>
          <table:table-cell office:value-type="float" office:value="24" calcext:value-type="float">
            <text:p>24</text:p>
          </table:table-cell>
          <table:table-cell office:value-type="float" office:value="4583" calcext:value-type="float">
            <text:p>458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e <text:s/>?e <text:s/>&lt;isInterestedIn&gt; <text:s/>?b <text:s text:c="2"/>=&gt; ?a <text:s/>&lt;isKnownFor&gt; <text:s/>?b</text:p>
          </table:table-cell>
          <table:table-cell office:value-type="float" office:value="0.000001698" calcext:value-type="float">
            <text:p>0.000001698</text:p>
          </table:table-cell>
          <table:table-cell office:value-type="float" office:value="0.017721519" calcext:value-type="float">
            <text:p>0.017721519</text:p>
          </table:table-cell>
          <table:table-cell office:value-type="float" office:value="0.006183746" calcext:value-type="float">
            <text:p>0.006183746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7" calcext:value-type="float">
            <text:p>7</text:p>
          </table:table-cell>
          <table:table-cell office:value-type="float" office:value="1132" calcext:value-type="float">
            <text:p>11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edited&gt; <text:s/>?b</text:p>
          </table:table-cell>
          <table:table-cell office:value-type="float" office:value="0.000035901" calcext:value-type="float">
            <text:p>0.000035901</text:p>
          </table:table-cell>
          <table:table-cell office:value-type="float" office:value="0.026010545" calcext:value-type="float">
            <text:p>0.026010545</text:p>
          </table:table-cell>
          <table:table-cell office:value-type="float" office:value="0.003729275" calcext:value-type="float">
            <text:p>0.00372927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148" calcext:value-type="float">
            <text:p>148</text:p>
          </table:table-cell>
          <table:table-cell office:value-type="float" office:value="39686" calcext:value-type="float">
            <text:p>39686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17465" calcext:value-type="float">
            <text:p>0.000017465</text:p>
          </table:table-cell>
          <table:table-cell office:value-type="float" office:value="0.039517014" calcext:value-type="float">
            <text:p>0.039517014</text:p>
          </table:table-cell>
          <table:table-cell office:value-type="float" office:value="0.027639155" calcext:value-type="float">
            <text:p>0.027639155</text:p>
          </table:table-cell>
          <table:table-cell office:value-type="float" office:value="0.028742515" calcext:value-type="float">
            <text:p>0.028742515</text:p>
          </table:table-cell>
          <table:table-cell office:value-type="float" office:value="72" calcext:value-type="float">
            <text:p>72</text:p>
          </table:table-cell>
          <table:table-cell office:value-type="float" office:value="2605" calcext:value-type="float">
            <text:p>2605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eaderOf&gt; <text:s/>?e <text:s/>?e <text:s/>&lt;isLocatedIn&gt; <text:s/>?b <text:s text:c="2"/>=&gt; ?a <text:s/>&lt;isLeaderOf&gt; <text:s/>?b</text:p>
          </table:table-cell>
          <table:table-cell office:value-type="float" office:value="0.000067679" calcext:value-type="float">
            <text:p>0.000067679</text:p>
          </table:table-cell>
          <table:table-cell office:value-type="float" office:value="0.028267477" calcext:value-type="float">
            <text:p>0.028267477</text:p>
          </table:table-cell>
          <table:table-cell table:number-columns-repeated="2" office:value-type="float" office:value="0.024953045" calcext:value-type="float">
            <text:p>0.02495304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181" calcext:value-type="float">
            <text:p>111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sInterestedIn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3731343" calcext:value-type="float">
            <text:p>0.003731343</text:p>
          </table:table-cell>
          <table:table-cell office:value-type="float" office:value="0.024390244" calcext:value-type="float">
            <text:p>0.024390244</text:p>
          </table:table-cell>
          <table:table-cell office:value-type="float" office:value="4" calcext:value-type="float">
            <text:p>4</text:p>
          </table:table-cell>
          <table:table-cell office:value-type="float" office:value="1072" calcext:value-type="float">
            <text:p>10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148918" calcext:value-type="float">
            <text:p>0.00148918</text:p>
          </table:table-cell>
          <table:table-cell office:value-type="float" office:value="0.024354687" calcext:value-type="float">
            <text:p>0.024354687</text:p>
          </table:table-cell>
          <table:table-cell office:value-type="float" office:value="284" calcext:value-type="float">
            <text:p>284</text:p>
          </table:table-cell>
          <table:table-cell office:value-type="float" office:value="190709" calcext:value-type="float">
            <text:p>190709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nfluences&gt; <text:s/>?f <text:s/>?a <text:s/>&lt;isInterestedIn&gt; <text:s/>?f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table:number-columns-repeated="2" office:value-type="float" office:value="0.024096386" calcext:value-type="float">
            <text:p>0.024096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0049485" calcext:value-type="float">
            <text:p>0.000049485</text:p>
          </table:table-cell>
          <table:table-cell office:value-type="float" office:value="0.013570146" calcext:value-type="float">
            <text:p>0.013570146</text:p>
          </table:table-cell>
          <table:table-cell table:number-columns-repeated="2" office:value-type="float" office:value="0.023960536" calcext:value-type="float">
            <text:p>0.0239605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8514" calcext:value-type="float">
            <text:p>851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23668639" calcext:value-type="float">
            <text:p>0.023668639</text:p>
          </table:table-cell>
          <table:table-cell office:value-type="float" office:value="0.01659751" calcext:value-type="float">
            <text:p>0.01659751</text:p>
          </table:table-cell>
          <table:table-cell office:value-type="float" office:value="0.021505376" calcext:value-type="float">
            <text:p>0.021505376</text:p>
          </table:table-cell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ppenedIn&gt; <text:s/>?a <text:s/>?e <text:s/>&lt;happenedIn&gt; <text:s/>?b <text:s text:c="2"/>=&gt; ?a <text:s/>&lt;hasCapital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45554336" calcext:value-type="float">
            <text:p>0.045554336</text:p>
          </table:table-cell>
          <table:table-cell office:value-type="float" office:value="0.005446552" calcext:value-type="float">
            <text:p>0.005446552</text:p>
          </table:table-cell>
          <table:table-cell office:value-type="float" office:value="0.021497021" calcext:value-type="float">
            <text:p>0.021497021</text:p>
          </table:table-cell>
          <table:table-cell office:value-type="float" office:value="83" calcext:value-type="float">
            <text:p>83</text:p>
          </table:table-cell>
          <table:table-cell office:value-type="float" office:value="15239" calcext:value-type="float">
            <text:p>15239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18436" calcext:value-type="float">
            <text:p>0.000018436</text:p>
          </table:table-cell>
          <table:table-cell office:value-type="float" office:value="0.0861678" calcext:value-type="float">
            <text:p>0.0861678</text:p>
          </table:table-cell>
          <table:table-cell office:value-type="float" office:value="0.002737161" calcext:value-type="float">
            <text:p>0.002737161</text:p>
          </table:table-cell>
          <table:table-cell office:value-type="float" office:value="0.020936639" calcext:value-type="float">
            <text:p>0.020936639</text:p>
          </table:table-cell>
          <table:table-cell office:value-type="float" office:value="76" calcext:value-type="float">
            <text:p>76</text:p>
          </table:table-cell>
          <table:table-cell office:value-type="float" office:value="27766" calcext:value-type="float">
            <text:p>27766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19001415" calcext:value-type="float">
            <text:p>0.019001415</text:p>
          </table:table-cell>
          <table:table-cell office:value-type="float" office:value="0.020289229" calcext:value-type="float">
            <text:p>0.020289229</text:p>
          </table:table-cell>
          <table:table-cell office:value-type="float" office:value="94" calcext:value-type="float">
            <text:p>94</text:p>
          </table:table-cell>
          <table:table-cell office:value-type="float" office:value="4947" calcext:value-type="float">
            <text:p>494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ConnectedTo&gt; <text:s/>?a <text:s/>?e <text:s/>&lt;isConnectedTo&gt; <text:s/>?b <text:s text:c="2"/>=&gt; ?a <text:s/>&lt;isConnectedTo&gt; <text:s/>?b</text:p>
          </table:table-cell>
          <table:table-cell office:value-type="float" office:value="0.00291115" calcext:value-type="float">
            <text:p>0.00291115</text:p>
          </table:table-cell>
          <table:table-cell office:value-type="float" office:value="0.413001583" calcext:value-type="float">
            <text:p>0.413001583</text:p>
          </table:table-cell>
          <table:table-cell table:number-columns-repeated="2" office:value-type="float" office:value="0.018498765" calcext:value-type="float">
            <text:p>0.018498765</text:p>
          </table:table-cell>
          <table:table-cell office:value-type="float" office:value="12001" calcext:value-type="float">
            <text:p>12001</text:p>
          </table:table-cell>
          <table:table-cell table:number-columns-repeated="2" office:value-type="float" office:value="648746" calcext:value-type="float">
            <text:p>6487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wroteMusicFor&gt; <text:s/>?b</text:p>
          </table:table-cell>
          <table:table-cell office:value-type="float" office:value="0.000067436" calcext:value-type="float">
            <text:p>0.000067436</text:p>
          </table:table-cell>
          <table:table-cell office:value-type="float" office:value="0.01242236" calcext:value-type="float">
            <text:p>0.01242236</text:p>
          </table:table-cell>
          <table:table-cell office:value-type="float" office:value="0.007004989" calcext:value-type="float">
            <text:p>0.007004989</text:p>
          </table:table-cell>
          <table:table-cell office:value-type="float" office:value="0.017881263" calcext:value-type="float">
            <text:p>0.017881263</text:p>
          </table:table-cell>
          <table:table-cell office:value-type="float" office:value="278" calcext:value-type="float">
            <text:p>278</text:p>
          </table:table-cell>
          <table:table-cell office:value-type="float" office:value="39686" calcext:value-type="float">
            <text:p>39686</text:p>
          </table:table-cell>
          <table:table-cell office:value-type="float" office:value="15547" calcext:value-type="float">
            <text:p>155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a <text:s/>?e <text:s/>&lt;isLocatedIn&gt; <text:s/>?b <text:s text:c="2"/>=&gt; ?a <text:s/>&lt;dealsWith&gt; <text:s/>?b</text:p>
          </table:table-cell>
          <table:table-cell office:value-type="float" office:value="0.000051911" calcext:value-type="float">
            <text:p>0.000051911</text:p>
          </table:table-cell>
          <table:table-cell office:value-type="float" office:value="0.242630385" calcext:value-type="float">
            <text:p>0.242630385</text:p>
          </table:table-cell>
          <table:table-cell office:value-type="float" office:value="0.000966799" calcext:value-type="float">
            <text:p>0.000966799</text:p>
          </table:table-cell>
          <table:table-cell office:value-type="float" office:value="0.01610718" calcext:value-type="float">
            <text:p>0.01610718</text:p>
          </table:table-cell>
          <table:table-cell office:value-type="float" office:value="214" calcext:value-type="float">
            <text:p>214</text:p>
          </table:table-cell>
          <table:table-cell office:value-type="float" office:value="221349" calcext:value-type="float">
            <text:p>221349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059674" calcext:value-type="float">
            <text:p>0.000059674</text:p>
          </table:table-cell>
          <table:table-cell table:number-columns-repeated="2" office:value-type="float" office:value="0.010626809" calcext:value-type="float">
            <text:p>0.010626809</text:p>
          </table:table-cell>
          <table:table-cell office:value-type="float" office:value="0.0149936" calcext:value-type="float">
            <text:p>0.0149936</text:p>
          </table:table-cell>
          <table:table-cell office:value-type="float" office:value="246" calcext:value-type="float">
            <text:p>246</text:p>
          </table:table-cell>
          <table:table-cell office:value-type="float" office:value="23149" calcext:value-type="float">
            <text:p>23149</text:p>
          </table:table-cell>
          <table:table-cell office:value-type="float" office:value="16407" calcext:value-type="float">
            <text:p>164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b <text:s/>?e <text:s/>&lt;participatedIn&gt; <text:s/>?a <text:s text:c="2"/>=&gt; ?a <text:s/>&lt;happenedIn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017526777" calcext:value-type="float">
            <text:p>0.017526777</text:p>
          </table:table-cell>
          <table:table-cell office:value-type="float" office:value="0.011726384" calcext:value-type="float">
            <text:p>0.011726384</text:p>
          </table:table-cell>
          <table:table-cell office:value-type="float" office:value="0.014300159" calcext:value-type="float">
            <text:p>0.014300159</text:p>
          </table:table-cell>
          <table:table-cell office:value-type="float" office:value="198" calcext:value-type="float">
            <text:p>198</text:p>
          </table:table-cell>
          <table:table-cell office:value-type="float" office:value="16885" calcext:value-type="float">
            <text:p>16885</text:p>
          </table:table-cell>
          <table:table-cell office:value-type="float" office:value="13846" calcext:value-type="float">
            <text:p>138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1207784" calcext:value-type="float">
            <text:p>0.001207784</text:p>
          </table:table-cell>
          <table:table-cell office:value-type="float" office:value="0.215084885" calcext:value-type="float">
            <text:p>0.215084885</text:p>
          </table:table-cell>
          <table:table-cell table:number-columns-repeated="2" office:value-type="float" office:value="0.014175936" calcext:value-type="float">
            <text:p>0.014175936</text:p>
          </table:table-cell>
          <table:table-cell office:value-type="float" office:value="4979" calcext:value-type="float">
            <text:p>4979</text:p>
          </table:table-cell>
          <table:table-cell table:number-columns-repeated="2" office:value-type="float" office:value="351229" calcext:value-type="float">
            <text:p>3512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created&gt; <text:s/>?b <text:s text:c="2"/>=&gt; ?a <text:s/>&lt;edited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013005272" calcext:value-type="float">
            <text:p>0.013005272</text:p>
          </table:table-cell>
          <table:table-cell office:value-type="float" office:value="0.000283414" calcext:value-type="float">
            <text:p>0.000283414</text:p>
          </table:table-cell>
          <table:table-cell office:value-type="float" office:value="0.013023583" calcext:value-type="float">
            <text:p>0.013023583</text:p>
          </table:table-cell>
          <table:table-cell office:value-type="float" office:value="74" calcext:value-type="float">
            <text:p>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e <text:s/>?e <text:s/>&lt;isKnownFor&gt; <text:s/>?b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office:value-type="float" office:value="0.001571092" calcext:value-type="float">
            <text:p>0.001571092</text:p>
          </table:table-cell>
          <table:table-cell office:value-type="float" office:value="0.012987013" calcext:value-type="float">
            <text:p>0.012987013</text:p>
          </table:table-cell>
          <table:table-cell office:value-type="float" office:value="4" calcext:value-type="float">
            <text:p>4</text:p>
          </table:table-cell>
          <table:table-cell office:value-type="float" office:value="2546" calcext:value-type="float">
            <text:p>254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actedIn&gt; <text:s/>?b <text:s/>?a <text:s/>&lt;isMarriedTo&gt; <text:s/>?f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905988" calcext:value-type="float">
            <text:p>0.009905988</text:p>
          </table:table-cell>
          <table:table-cell office:value-type="float" office:value="0.011776472" calcext:value-type="float">
            <text:p>0.011776472</text:p>
          </table:table-cell>
          <table:table-cell office:value-type="float" office:value="471" calcext:value-type="float">
            <text:p>471</text:p>
          </table:table-cell>
          <table:table-cell office:value-type="float" office:value="47547" calcext:value-type="float">
            <text:p>47547</text:p>
          </table:table-cell>
          <table:table-cell office:value-type="float" office:value="39995" calcext:value-type="float">
            <text:p>399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899533" calcext:value-type="float">
            <text:p>0.009899533</text:p>
          </table:table-cell>
          <table:table-cell office:value-type="float" office:value="0.011768821" calcext:value-type="float">
            <text:p>0.011768821</text:p>
          </table:table-cell>
          <table:table-cell office:value-type="float" office:value="471" calcext:value-type="float">
            <text:p>471</text:p>
          </table:table-cell>
          <table:table-cell office:value-type="float" office:value="47578" calcext:value-type="float">
            <text:p>47578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0252521" calcext:value-type="float">
            <text:p>0.000252521</text:p>
          </table:table-cell>
          <table:table-cell office:value-type="float" office:value="0.026230913" calcext:value-type="float">
            <text:p>0.026230913</text:p>
          </table:table-cell>
          <table:table-cell office:value-type="float" office:value="0.008632413" calcext:value-type="float">
            <text:p>0.008632413</text:p>
          </table:table-cell>
          <table:table-cell office:value-type="float" office:value="0.011278073" calcext:value-type="float">
            <text:p>0.011278073</text:p>
          </table:table-cell>
          <table:table-cell office:value-type="float" office:value="1041" calcext:value-type="float">
            <text:p>1041</text:p>
          </table:table-cell>
          <table:table-cell office:value-type="float" office:value="120592" calcext:value-type="float">
            <text:p>120592</text:p>
          </table:table-cell>
          <table:table-cell office:value-type="float" office:value="92303" calcext:value-type="float">
            <text:p>9230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PoliticianOf&gt; <text:s/>?f <text:s/>?b <text:s/>&lt;isPoliticianOf&gt; <text:s/>?f <text:s text:c="2"/>=&gt; ?a <text:s/>&lt;holdsPoliticalPosition&gt; <text:s/>?b</text:p>
          </table:table-cell>
          <table:table-cell office:value-type="float" office:value="0.000235541" calcext:value-type="float">
            <text:p>0.000235541</text:p>
          </table:table-cell>
          <table:table-cell office:value-type="float" office:value="0.184635862" calcext:value-type="float">
            <text:p>0.184635862</text:p>
          </table:table-cell>
          <table:table-cell office:value-type="float" office:value="0.002822592" calcext:value-type="float">
            <text:p>0.002822592</text:p>
          </table:table-cell>
          <table:table-cell office:value-type="float" office:value="0.010735213" calcext:value-type="float">
            <text:p>0.010735213</text:p>
          </table:table-cell>
          <table:table-cell office:value-type="float" office:value="971" calcext:value-type="float">
            <text:p>971</text:p>
          </table:table-cell>
          <table:table-cell office:value-type="float" office:value="344010" calcext:value-type="float">
            <text:p>344010</text:p>
          </table:table-cell>
          <table:table-cell office:value-type="float" office:value="90450" calcext:value-type="float">
            <text:p>904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sLocatedIn&gt; <text:s/>?a <text:s/>?b <text:s/>&lt;isLocatedIn&gt; <text:s/>?f <text:s text:c="2"/>=&gt; ?a <text:s/>&lt;owns&gt; <text:s/>?b</text:p>
          </table:table-cell>
          <table:table-cell office:value-type="float" office:value="0.000080293" calcext:value-type="float">
            <text:p>0.000080293</text:p>
          </table:table-cell>
          <table:table-cell office:value-type="float" office:value="0.014359464" calcext:value-type="float">
            <text:p>0.014359464</text:p>
          </table:table-cell>
          <table:table-cell office:value-type="float" office:value="0.000250473" calcext:value-type="float">
            <text:p>0.000250473</text:p>
          </table:table-cell>
          <table:table-cell office:value-type="float" office:value="0.01029581" calcext:value-type="float">
            <text:p>0.01029581</text:p>
          </table:table-cell>
          <table:table-cell office:value-type="float" office:value="331" calcext:value-type="float">
            <text:p>331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32149" calcext:value-type="float">
            <text:p>3214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KnownFor&gt; <text:s/>?a <text:s/>?e <text:s/>&lt;isKnownFor&gt; <text:s/>?b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009615385" calcext:value-type="float">
            <text:p>0.0096153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dealsWith&gt; <text:s/>?b <text:s/>?a <text:s/>&lt;happenedIn&gt; <text:s/>?e <text:s text:c="2"/>=&gt; ?a <text:s/>&lt;happenedIn&gt; <text:s/>?b</text:p>
          </table:table-cell>
          <table:table-cell office:value-type="float" office:value="0.000028381" calcext:value-type="float">
            <text:p>0.000028381</text:p>
          </table:table-cell>
          <table:table-cell office:value-type="float" office:value="0.010356732" calcext:value-type="float">
            <text:p>0.010356732</text:p>
          </table:table-cell>
          <table:table-cell table:number-columns-repeated="2" office:value-type="float" office:value="0.008031853" calcext:value-type="float">
            <text:p>0.00803185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4567" calcext:value-type="float">
            <text:p>145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282601" calcext:value-type="float">
            <text:p>0.000282601</text:p>
          </table:table-cell>
          <table:table-cell office:value-type="float" office:value="0.077496175" calcext:value-type="float">
            <text:p>0.077496175</text:p>
          </table:table-cell>
          <table:table-cell table:number-columns-repeated="2" office:value-type="float" office:value="0.007523021" calcext:value-type="float">
            <text:p>0.00752302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54858" calcext:value-type="float">
            <text:p>15485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a <text:s/>?e <text:s/>&lt;isLocatedIn&gt; <text:s/>?b <text:s text:c="2"/>=&gt; ?a <text:s/>&lt;hasCapital&gt; <text:s/>?b</text:p>
          </table:table-cell>
          <table:table-cell office:value-type="float" office:value="0.000078594" calcext:value-type="float">
            <text:p>0.000078594</text:p>
          </table:table-cell>
          <table:table-cell office:value-type="float" office:value="0.177826564" calcext:value-type="float">
            <text:p>0.177826564</text:p>
          </table:table-cell>
          <table:table-cell office:value-type="float" office:value="0.001463752" calcext:value-type="float">
            <text:p>0.001463752</text:p>
          </table:table-cell>
          <table:table-cell office:value-type="float" office:value="0.007451188" calcext:value-type="float">
            <text:p>0.007451188</text:p>
          </table:table-cell>
          <table:table-cell office:value-type="float" office:value="324" calcext:value-type="float">
            <text:p>324</text:p>
          </table:table-cell>
          <table:table-cell office:value-type="float" office:value="221349" calcext:value-type="float">
            <text:p>221349</text:p>
          </table:table-cell>
          <table:table-cell office:value-type="float" office:value="43483" calcext:value-type="float">
            <text:p>434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nfluences&gt; <text:s/>?a <text:s text:c="2"/>=&gt; ?a <text:s/>&lt;isInterestedIn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5396825" calcext:value-type="float">
            <text:p>0.025396825</text:p>
          </table:table-cell>
          <table:table-cell office:value-type="float" office:value="0.000345587" calcext:value-type="float">
            <text:p>0.000345587</text:p>
          </table:table-cell>
          <table:table-cell office:value-type="float" office:value="0.007011394" calcext:value-type="float">
            <text:p>0.007011394</text:p>
          </table:table-cell>
          <table:table-cell office:value-type="float" office:value="8" calcext:value-type="float">
            <text:p>8</text:p>
          </table:table-cell>
          <table:table-cell office:value-type="float" office:value="23149" calcext:value-type="float">
            <text:p>23149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happenedIn&gt; <text:s/>?b <text:s/>?a <text:s/>&lt;participatedIn&gt; <text:s/>?e <text:s text:c="2"/>=&gt; ?a <text:s/>&lt;hasCapital&gt; <text:s/>?b</text:p>
          </table:table-cell>
          <table:table-cell office:value-type="float" office:value="0.000012371" calcext:value-type="float">
            <text:p>0.000012371</text:p>
          </table:table-cell>
          <table:table-cell office:value-type="float" office:value="0.027991218" calcext:value-type="float">
            <text:p>0.027991218</text:p>
          </table:table-cell>
          <table:table-cell office:value-type="float" office:value="0.00336945" calcext:value-type="float">
            <text:p>0.00336945</text:p>
          </table:table-cell>
          <table:table-cell office:value-type="float" office:value="0.006717597" calcext:value-type="float">
            <text:p>0.006717597</text:p>
          </table:table-cell>
          <table:table-cell office:value-type="float" office:value="51" calcext:value-type="float">
            <text:p>51</text:p>
          </table:table-cell>
          <table:table-cell office:value-type="float" office:value="15136" calcext:value-type="float">
            <text:p>15136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163496" calcext:value-type="float">
            <text:p>0.000163496</text:p>
          </table:table-cell>
          <table:table-cell office:value-type="float" office:value="0.028369391" calcext:value-type="float">
            <text:p>0.028369391</text:p>
          </table:table-cell>
          <table:table-cell office:value-type="float" office:value="0.001699488" calcext:value-type="float">
            <text:p>0.001699488</text:p>
          </table:table-cell>
          <table:table-cell office:value-type="float" office:value="0.005864388" calcext:value-type="float">
            <text:p>0.005864388</text:p>
          </table:table-cell>
          <table:table-cell office:value-type="float" office:value="674" calcext:value-type="float">
            <text:p>674</text:p>
          </table:table-cell>
          <table:table-cell office:value-type="float" office:value="396590" calcext:value-type="float">
            <text:p>396590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75198" calcext:value-type="float">
            <text:p>0.000075198</text:p>
          </table:table-cell>
          <table:table-cell office:value-type="float" office:value="0.107081174" calcext:value-type="float">
            <text:p>0.107081174</text:p>
          </table:table-cell>
          <table:table-cell office:value-type="float" office:value="0.000725314" calcext:value-type="float">
            <text:p>0.000725314</text:p>
          </table:table-cell>
          <table:table-cell office:value-type="float" office:value="0.005115258" calcext:value-type="float">
            <text:p>0.005115258</text:p>
          </table:table-cell>
          <table:table-cell office:value-type="float" office:value="310" calcext:value-type="float">
            <text:p>310</text:p>
          </table:table-cell>
          <table:table-cell office:value-type="float" office:value="427401" calcext:value-type="float">
            <text:p>427401</text:p>
          </table:table-cell>
          <table:table-cell office:value-type="float" office:value="60603" calcext:value-type="float">
            <text:p>606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happenedIn&gt; <text:s/>?f <text:s text:c="2"/>=&gt; ?a <text:s/>&lt;participatedIn&gt; <text:s/>?b</text:p>
          </table:table-cell>
          <table:table-cell office:value-type="float" office:value="0.000051183" calcext:value-type="float">
            <text:p>0.000051183</text:p>
          </table:table-cell>
          <table:table-cell office:value-type="float" office:value="0.014035788" calcext:value-type="float">
            <text:p>0.014035788</text:p>
          </table:table-cell>
          <table:table-cell office:value-type="float" office:value="0.004499414" calcext:value-type="float">
            <text:p>0.004499414</text:p>
          </table:table-cell>
          <table:table-cell office:value-type="float" office:value="0.005080787" calcext:value-type="float">
            <text:p>0.005080787</text:p>
          </table:table-cell>
          <table:table-cell office:value-type="float" office:value="211" calcext:value-type="float">
            <text:p>211</text:p>
          </table:table-cell>
          <table:table-cell office:value-type="float" office:value="46895" calcext:value-type="float">
            <text:p>46895</text:p>
          </table:table-cell>
          <table:table-cell office:value-type="float" office:value="41529" calcext:value-type="float">
            <text:p>4152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KnownFor&gt; <text:s/>?b <text:s text:c="2"/>=&gt; ?a <text:s/>&lt;isKnownFor&gt; <text:s/>?b</text:p>
          </table:table-cell>
          <table:table-cell office:value-type="float" office:value="0.000002426" calcext:value-type="float">
            <text:p>0.000002426</text:p>
          </table:table-cell>
          <table:table-cell office:value-type="float" office:value="0.025316456" calcext:value-type="float">
            <text:p>0.025316456</text:p>
          </table:table-cell>
          <table:table-cell table:number-columns-repeated="2" office:value-type="float" office:value="0.00392773" calcext:value-type="float">
            <text:p>0.003927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dealsWith&gt; <text:s/>?f <text:s/>?f <text:s/>&lt;participatedIn&gt; <text:s/>?a <text:s text:c="2"/>=&gt; ?a <text:s/>&lt;happenedIn&gt; <text:s/>?b</text:p>
          </table:table-cell>
          <table:table-cell office:value-type="float" office:value="0.000108189" calcext:value-type="float">
            <text:p>0.000108189</text:p>
          </table:table-cell>
          <table:table-cell office:value-type="float" office:value="0.039479508" calcext:value-type="float">
            <text:p>0.039479508</text:p>
          </table:table-cell>
          <table:table-cell office:value-type="float" office:value="0.002880058" calcext:value-type="float">
            <text:p>0.002880058</text:p>
          </table:table-cell>
          <table:table-cell office:value-type="float" office:value="0.003393545" calcext:value-type="float">
            <text:p>0.003393545</text:p>
          </table:table-cell>
          <table:table-cell office:value-type="float" office:value="446" calcext:value-type="float">
            <text:p>446</text:p>
          </table:table-cell>
          <table:table-cell office:value-type="float" office:value="154858" calcext:value-type="float">
            <text:p>154858</text:p>
          </table:table-cell>
          <table:table-cell office:value-type="float" office:value="131426" calcext:value-type="float">
            <text:p>131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7411" calcext:value-type="float">
            <text:p>0.000027411</text:p>
          </table:table-cell>
          <table:table-cell office:value-type="float" office:value="0.039032815" calcext:value-type="float">
            <text:p>0.039032815</text:p>
          </table:table-cell>
          <table:table-cell office:value-type="float" office:value="0.001044913" calcext:value-type="float">
            <text:p>0.001044913</text:p>
          </table:table-cell>
          <table:table-cell office:value-type="float" office:value="0.002986495" calcext:value-type="float">
            <text:p>0.002986495</text:p>
          </table:table-cell>
          <table:table-cell office:value-type="float" office:value="113" calcext:value-type="float">
            <text:p>113</text:p>
          </table:table-cell>
          <table:table-cell office:value-type="float" office:value="108143" calcext:value-type="float">
            <text:p>108143</text:p>
          </table:table-cell>
          <table:table-cell office:value-type="float" office:value="37837" calcext:value-type="float">
            <text:p>378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109402" calcext:value-type="float">
            <text:p>0.000109402</text:p>
          </table:table-cell>
          <table:table-cell office:value-type="float" office:value="0.511337868" calcext:value-type="float">
            <text:p>0.511337868</text:p>
          </table:table-cell>
          <table:table-cell office:value-type="float" office:value="0.000000055" calcext:value-type="float">
            <text:p>0.000000055</text:p>
          </table:table-cell>
          <table:table-cell office:value-type="float" office:value="0.002599334" calcext:value-type="float">
            <text:p>0.002599334</text:p>
          </table:table-cell>
          <table:table-cell office:value-type="float" office:value="451" calcext:value-type="float">
            <text:p>45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173506" calcext:value-type="float">
            <text:p>1735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036615" calcext:value-type="float">
            <text:p>0.0000366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office:value-type="float" office:value="109245" calcext:value-type="float">
            <text:p>10924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sKnownFor&gt; <text:s/>?b <text:s text:c="2"/>=&gt; ?a <text:s/>&lt;isKnownFor&gt; <text:s/>?b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27848101" calcext:value-type="float">
            <text:p>0.027848101</text:p>
          </table:table-cell>
          <table:table-cell table:number-columns-repeated="2" office:value-type="float" office:value="0.002400175" calcext:value-type="float">
            <text:p>0.002400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83" calcext:value-type="float">
            <text:p>45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sKnownFor&gt; <text:s/>?b</text:p>
          </table:table-cell>
          <table:table-cell office:value-type="float" office:value="0.000001213" calcext:value-type="float">
            <text:p>0.000001213</text:p>
          </table:table-cell>
          <table:table-cell office:value-type="float" office:value="0.012658228" calcext:value-type="float">
            <text:p>0.012658228</text:p>
          </table:table-cell>
          <table:table-cell office:value-type="float" office:value="0.000014236" calcext:value-type="float">
            <text:p>0.000014236</text:p>
          </table:table-cell>
          <table:table-cell office:value-type="float" office:value="0.002025932" calcext:value-type="float">
            <text:p>0.002025932</text:p>
          </table:table-cell>
          <table:table-cell office:value-type="float" office:value="5" calcext:value-type="float">
            <text:p>5</text:p>
          </table:table-cell>
          <table:table-cell office:value-type="float" office:value="351229" calcext:value-type="float">
            <text:p>351229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40694" calcext:value-type="float">
            <text:p>0.000140694</text:p>
          </table:table-cell>
          <table:table-cell office:value-type="float" office:value="0.318331504" calcext:value-type="float">
            <text:p>0.318331504</text:p>
          </table:table-cell>
          <table:table-cell office:value-type="float" office:value="0.00049129" calcext:value-type="float">
            <text:p>0.00049129</text:p>
          </table:table-cell>
          <table:table-cell office:value-type="float" office:value="0.001478841" calcext:value-type="float">
            <text:p>0.001478841</text:p>
          </table:table-cell>
          <table:table-cell office:value-type="float" office:value="580" calcext:value-type="float">
            <text:p>580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392199" calcext:value-type="float">
            <text:p>3921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isLocatedIn&gt; <text:s/>?f <text:s text:c="2"/>=&gt; ?a <text:s/>&lt;worksAt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54481956" calcext:value-type="float">
            <text:p>0.054481956</text:p>
          </table:table-cell>
          <table:table-cell office:value-type="float" office:value="0.000020192" calcext:value-type="float">
            <text:p>0.000020192</text:p>
          </table:table-cell>
          <table:table-cell office:value-type="float" office:value="0.001310939" calcext:value-type="float">
            <text:p>0.001310939</text:p>
          </table:table-cell>
          <table:table-cell office:value-type="float" office:value="234" calcext:value-type="float">
            <text:p>234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57685665" calcext:value-type="float">
            <text:p>0.057685665</text:p>
          </table:table-cell>
          <table:table-cell office:value-type="float" office:value="0.00000442" calcext:value-type="float">
            <text:p>0.00000442</text:p>
          </table:table-cell>
          <table:table-cell office:value-type="float" office:value="0.001106811" calcext:value-type="float">
            <text:p>0.001106811</text:p>
          </table:table-cell>
          <table:table-cell office:value-type="float" office:value="167" calcext:value-type="float">
            <text:p>167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50884" calcext:value-type="float">
            <text:p>1508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2153" calcext:value-type="float">
            <text:p>0.00012153</text:p>
          </table:table-cell>
          <table:table-cell office:value-type="float" office:value="0.021642404" calcext:value-type="float">
            <text:p>0.021642404</text:p>
          </table:table-cell>
          <table:table-cell office:value-type="float" office:value="0.000013261" calcext:value-type="float">
            <text:p>0.000013261</text:p>
          </table:table-cell>
          <table:table-cell office:value-type="float" office:value="0.001067088" calcext:value-type="float">
            <text:p>0.001067088</text:p>
          </table:table-cell>
          <table:table-cell office:value-type="float" office:value="501" calcext:value-type="float">
            <text:p>501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469502" calcext:value-type="float">
            <text:p>4695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56278" calcext:value-type="float">
            <text:p>0.000056278</text:p>
          </table:table-cell>
          <table:table-cell office:value-type="float" office:value="0.080138169" calcext:value-type="float">
            <text:p>0.080138169</text:p>
          </table:table-cell>
          <table:table-cell office:value-type="float" office:value="0.000091896" calcext:value-type="float">
            <text:p>0.000091896</text:p>
          </table:table-cell>
          <table:table-cell office:value-type="float" office:value="0.000840802" calcext:value-type="float">
            <text:p>0.000840802</text:p>
          </table:table-cell>
          <table:table-cell office:value-type="float" office:value="232" calcext:value-type="float">
            <text:p>232</text:p>
          </table:table-cell>
          <table:table-cell office:value-type="float" office:value="2524589" calcext:value-type="float">
            <text:p>2524589</text:p>
          </table:table-cell>
          <table:table-cell office:value-type="float" office:value="275927" calcext:value-type="float">
            <text:p>2759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131476" calcext:value-type="float">
            <text:p>0.000131476</text:p>
          </table:table-cell>
          <table:table-cell office:value-type="float" office:value="0.036171917" calcext:value-type="float">
            <text:p>0.036171917</text:p>
          </table:table-cell>
          <table:table-cell office:value-type="float" office:value="0.000029127" calcext:value-type="float">
            <text:p>0.000029127</text:p>
          </table:table-cell>
          <table:table-cell office:value-type="float" office:value="0.000810985" calcext:value-type="float">
            <text:p>0.000810985</text:p>
          </table:table-cell>
          <table:table-cell office:value-type="float" office:value="542" calcext:value-type="float">
            <text:p>542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668323" calcext:value-type="float">
            <text:p>6683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wasBornIn&gt; <text:s/>?f <text:s text:c="2"/>=&gt; ?a <text:s/>&lt;graduatedFrom&gt; <text:s/>?b</text:p>
          </table:table-cell>
          <table:table-cell office:value-type="float" office:value="0.000384482" calcext:value-type="float">
            <text:p>0.000384482</text:p>
          </table:table-cell>
          <table:table-cell office:value-type="float" office:value="0.060312024" calcext:value-type="float">
            <text:p>0.060312024</text:p>
          </table:table-cell>
          <table:table-cell office:value-type="float" office:value="0.000056845" calcext:value-type="float">
            <text:p>0.000056845</text:p>
          </table:table-cell>
          <table:table-cell office:value-type="float" office:value="0.000802543" calcext:value-type="float">
            <text:p>0.000802543</text:p>
          </table:table-cell>
          <table:table-cell office:value-type="float" office:value="1585" calcext:value-type="float">
            <text:p>1585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1974971" calcext:value-type="float">
            <text:p>19749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f <text:s/>&lt;influences&gt; <text:s/>?a <text:s/>?b <text:s/>&lt;influences&gt; <text:s/>?f <text:s text:c="2"/>=&gt; ?a <text:s/>&lt;isInterestedIn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9047619" calcext:value-type="float">
            <text:p>0.019047619</text:p>
          </table:table-cell>
          <table:table-cell office:value-type="float" office:value="0.00005303" calcext:value-type="float">
            <text:p>0.00005303</text:p>
          </table:table-cell>
          <table:table-cell office:value-type="float" office:value="0.000630583" calcext:value-type="float">
            <text:p>0.000630583</text:p>
          </table:table-cell>
          <table:table-cell office:value-type="float" office:value="6" calcext:value-type="float">
            <text:p>6</text:p>
          </table:table-cell>
          <table:table-cell office:value-type="float" office:value="113144" calcext:value-type="float">
            <text:p>113144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wasBornIn&gt; <text:s/>?f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0005631" calcext:value-type="float">
            <text:p>0.000005631</text:p>
          </table:table-cell>
          <table:table-cell office:value-type="float" office:value="0.000629549" calcext:value-type="float">
            <text:p>0.000629549</text:p>
          </table:table-cell>
          <table:table-cell office:value-type="float" office:value="157" calcext:value-type="float">
            <text:p>157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249385" calcext:value-type="float">
            <text:p>2493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eaderOf&gt; <text:s/>?f <text:s/>?b <text:s/>&lt;isLocatedIn&gt; <text:s/>?f <text:s text:c="2"/>=&gt; ?a <text:s/>&lt;isLeaderOf&gt; <text:s/>?b</text:p>
          </table:table-cell>
          <table:table-cell office:value-type="float" office:value="0.000170288" calcext:value-type="float">
            <text:p>0.000170288</text:p>
          </table:table-cell>
          <table:table-cell office:value-type="float" office:value="0.07112462" calcext:value-type="float">
            <text:p>0.07112462</text:p>
          </table:table-cell>
          <table:table-cell table:number-columns-repeated="2" office:value-type="float" office:value="0.000575081" calcext:value-type="float">
            <text:p>0.00057508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220697" calcext:value-type="float">
            <text:p>12206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12555" calcext:value-type="float">
            <text:p>0.000112555</text:p>
          </table:table-cell>
          <table:table-cell office:value-type="float" office:value="0.019530263" calcext:value-type="float">
            <text:p>0.019530263</text:p>
          </table:table-cell>
          <table:table-cell office:value-type="float" office:value="0.000045844" calcext:value-type="float">
            <text:p>0.000045844</text:p>
          </table:table-cell>
          <table:table-cell office:value-type="float" office:value="0.000561245" calcext:value-type="float">
            <text:p>0.000561245</text:p>
          </table:table-cell>
          <table:table-cell office:value-type="float" office:value="464" calcext:value-type="float">
            <text:p>46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826734" calcext:value-type="float">
            <text:p>8267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15616658" calcext:value-type="float">
            <text:p>0.015616658</text:p>
          </table:table-cell>
          <table:table-cell office:value-type="float" office:value="0.00002312" calcext:value-type="float">
            <text:p>0.00002312</text:p>
          </table:table-cell>
          <table:table-cell office:value-type="float" office:value="0.000556029" calcext:value-type="float">
            <text:p>0.000556029</text:p>
          </table:table-cell>
          <table:table-cell office:value-type="float" office:value="234" calcext:value-type="float">
            <text:p>23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20841" calcext:value-type="float">
            <text:p>4208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59916" calcext:value-type="float">
            <text:p>0.000059916</text:p>
          </table:table-cell>
          <table:table-cell office:value-type="float" office:value="0.010670007" calcext:value-type="float">
            <text:p>0.010670007</text:p>
          </table:table-cell>
          <table:table-cell office:value-type="float" office:value="0.000024404" calcext:value-type="float">
            <text:p>0.000024404</text:p>
          </table:table-cell>
          <table:table-cell office:value-type="float" office:value="0.000533211" calcext:value-type="float">
            <text:p>0.000533211</text:p>
          </table:table-cell>
          <table:table-cell office:value-type="float" office:value="247" calcext:value-type="float">
            <text:p>247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63231" calcext:value-type="float">
            <text:p>4632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isLocatedIn&gt; <text:s/>?f <text:s text:c="2"/>=&gt; ?a <text:s/>&lt;graduatedFrom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8340944" calcext:value-type="float">
            <text:p>0.018340944</text:p>
          </table:table-cell>
          <table:table-cell office:value-type="float" office:value="0.000041593" calcext:value-type="float">
            <text:p>0.000041593</text:p>
          </table:table-cell>
          <table:table-cell office:value-type="float" office:value="0.000524629" calcext:value-type="float">
            <text:p>0.000524629</text:p>
          </table:table-cell>
          <table:table-cell office:value-type="float" office:value="482" calcext:value-type="float">
            <text:p>482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918745" calcext:value-type="float">
            <text:p>9187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032815199" calcext:value-type="float">
            <text:p>0.032815199</text:p>
          </table:table-cell>
          <table:table-cell office:value-type="float" office:value="0.000009386" calcext:value-type="float">
            <text:p>0.00000938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95" calcext:value-type="float">
            <text:p>95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189243" calcext:value-type="float">
            <text:p>1892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019924035" calcext:value-type="float">
            <text:p>0.019924035</text:p>
          </table:table-cell>
          <table:table-cell office:value-type="float" office:value="0.000125632" calcext:value-type="float">
            <text:p>0.000125632</text:p>
          </table:table-cell>
          <table:table-cell office:value-type="float" office:value="0.000403771" calcext:value-type="float">
            <text:p>0.000403771</text:p>
          </table:table-cell>
          <table:table-cell office:value-type="float" office:value="897" calcext:value-type="float">
            <text:p>897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2221558" calcext:value-type="float">
            <text:p>22215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127595" calcext:value-type="float">
            <text:p>0.000127595</text:p>
          </table:table-cell>
          <table:table-cell office:value-type="float" office:value="0.035104111" calcext:value-type="float">
            <text:p>0.035104111</text:p>
          </table:table-cell>
          <table:table-cell office:value-type="float" office:value="0.000010843" calcext:value-type="float">
            <text:p>0.000010843</text:p>
          </table:table-cell>
          <table:table-cell office:value-type="float" office:value="0.000398534" calcext:value-type="float">
            <text:p>0.000398534</text:p>
          </table:table-cell>
          <table:table-cell office:value-type="float" office:value="526" calcext:value-type="float">
            <text:p>526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1319838" calcext:value-type="float">
            <text:p>13198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graduatedFrom&gt; <text:s/>?f <text:s/>?a <text:s/>&lt;worksAt&gt; <text:s/>?f <text:s text:c="2"/>=&gt; ?a <text:s/>&lt;hasAcademicAdvisor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21070812" calcext:value-type="float">
            <text:p>0.021070812</text:p>
          </table:table-cell>
          <table:table-cell office:value-type="float" office:value="0.000142723" calcext:value-type="float">
            <text:p>0.000142723</text:p>
          </table:table-cell>
          <table:table-cell office:value-type="float" office:value="0.000398474" calcext:value-type="float">
            <text:p>0.000398474</text:p>
          </table:table-cell>
          <table:table-cell office:value-type="float" office:value="61" calcext:value-type="float">
            <text:p>61</text:p>
          </table:table-cell>
          <table:table-cell office:value-type="float" office:value="427401" calcext:value-type="float">
            <text:p>427401</text:p>
          </table:table-cell>
          <table:table-cell office:value-type="float" office:value="153084" calcext:value-type="float">
            <text:p>1530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ConnectedTo&gt; <text:s/>?f <text:s/>?a <text:s/>&lt;isLocatedIn&gt; <text:s/>?f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00288493" calcext:value-type="float">
            <text:p>0.000288493</text:p>
          </table:table-cell>
          <table:table-cell office:value-type="float" office:value="0.000341543" calcext:value-type="float">
            <text:p>0.000341543</text:p>
          </table:table-cell>
          <table:table-cell office:value-type="float" office:value="411" calcext:value-type="float">
            <text:p>411</text:p>
          </table:table-cell>
          <table:table-cell office:value-type="float" office:value="1424646" calcext:value-type="float">
            <text:p>1424646</text:p>
          </table:table-cell>
          <table:table-cell office:value-type="float" office:value="1203362" calcext:value-type="float">
            <text:p>12033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wasBornIn&gt; <text:s/>?f <text:s text:c="2"/>=&gt; ?a <text:s/>&lt;worksAt&gt; <text:s/>?b</text:p>
          </table:table-cell>
          <table:table-cell office:value-type="float" office:value="0.000027654" calcext:value-type="float">
            <text:p>0.000027654</text:p>
          </table:table-cell>
          <table:table-cell office:value-type="float" office:value="0.026542491" calcext:value-type="float">
            <text:p>0.026542491</text:p>
          </table:table-cell>
          <table:table-cell office:value-type="float" office:value="0.000004089" calcext:value-type="float">
            <text:p>0.000004089</text:p>
          </table:table-cell>
          <table:table-cell office:value-type="float" office:value="0.000301061" calcext:value-type="float">
            <text:p>0.000301061</text:p>
          </table:table-cell>
          <table:table-cell office:value-type="float" office:value="114" calcext:value-type="float">
            <text:p>114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378661" calcext:value-type="float">
            <text:p>3786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298368" calcext:value-type="float">
            <text:p>0.000298368</text:p>
          </table:table-cell>
          <table:table-cell office:value-type="float" office:value="0.124620061" calcext:value-type="float">
            <text:p>0.124620061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290122" calcext:value-type="float">
            <text:p>0.000290122</text:p>
          </table:table-cell>
          <table:table-cell office:value-type="float" office:value="1230" calcext:value-type="float">
            <text:p>1230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4239600" calcext:value-type="float">
            <text:p>423960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37114" calcext:value-type="float">
            <text:p>0.000037114</text:p>
          </table:table-cell>
          <table:table-cell office:value-type="float" office:value="0.052849741" calcext:value-type="float">
            <text:p>0.052849741</text:p>
          </table:table-cell>
          <table:table-cell office:value-type="float" office:value="0.000029968" calcext:value-type="float">
            <text:p>0.000029968</text:p>
          </table:table-cell>
          <table:table-cell office:value-type="float" office:value="0.000281341" calcext:value-type="float">
            <text:p>0.000281341</text:p>
          </table:table-cell>
          <table:table-cell office:value-type="float" office:value="153" calcext:value-type="float">
            <text:p>153</text:p>
          </table:table-cell>
          <table:table-cell office:value-type="float" office:value="5105518" calcext:value-type="float">
            <text:p>5105518</text:p>
          </table:table-cell>
          <table:table-cell office:value-type="float" office:value="543824" calcext:value-type="float">
            <text:p>5438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diedIn&gt; <text:s/>?f <text:s/>?a <text:s/>&lt;wasBornIn&gt; <text:s/>?f <text:s text:c="2"/>=&gt; ?a <text:s/>&lt;hasAcademicAdvisor&gt; <text:s/>?b</text:p>
          </table:table-cell>
          <table:table-cell office:value-type="float" office:value="0.000013099" calcext:value-type="float">
            <text:p>0.000013099</text:p>
          </table:table-cell>
          <table:table-cell office:value-type="float" office:value="0.01865285" calcext:value-type="float">
            <text:p>0.01865285</text:p>
          </table:table-cell>
          <table:table-cell office:value-type="float" office:value="0.000002902" calcext:value-type="float">
            <text:p>0.000002902</text:p>
          </table:table-cell>
          <table:table-cell office:value-type="float" office:value="0.000241577" calcext:value-type="float">
            <text:p>0.000241577</text:p>
          </table:table-cell>
          <table:table-cell office:value-type="float" office:value="54" calcext:value-type="float">
            <text:p>54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223531" calcext:value-type="float">
            <text:p>2235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isPoliticianOf&gt; <text:s/>?f <text:s text:c="2"/>=&gt; ?a <text:s/>&lt;graduatedFrom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10692542" calcext:value-type="float">
            <text:p>0.010692542</text:p>
          </table:table-cell>
          <table:table-cell office:value-type="float" office:value="0.000039356" calcext:value-type="float">
            <text:p>0.000039356</text:p>
          </table:table-cell>
          <table:table-cell office:value-type="float" office:value="0.000235683" calcext:value-type="float">
            <text:p>0.000235683</text:p>
          </table:table-cell>
          <table:table-cell office:value-type="float" office:value="281" calcext:value-type="float">
            <text:p>281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1192278" calcext:value-type="float">
            <text:p>119227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e <text:s/>&lt;isLocatedIn&gt; <text:s/>?a <text:s/>?b <text:s/>&lt;isLocatedIn&gt; <text:s/>?e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00071131" calcext:value-type="float">
            <text:p>0.000071131</text:p>
          </table:table-cell>
          <table:table-cell office:value-type="float" office:value="0.000200647" calcext:value-type="float">
            <text:p>0.000200647</text:p>
          </table:table-cell>
          <table:table-cell office:value-type="float" office:value="94" calcext:value-type="float">
            <text:p>94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468485" calcext:value-type="float">
            <text:p>4684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06501" calcext:value-type="float">
            <text:p>0.00006501</text:p>
          </table:table-cell>
          <table:table-cell office:value-type="float" office:value="0.011280411" calcext:value-type="float">
            <text:p>0.011280411</text:p>
          </table:table-cell>
          <table:table-cell office:value-type="float" office:value="0.000007093" calcext:value-type="float">
            <text:p>0.000007093</text:p>
          </table:table-cell>
          <table:table-cell office:value-type="float" office:value="0.000187733" calcext:value-type="float">
            <text:p>0.000187733</text:p>
          </table:table-cell>
          <table:table-cell office:value-type="float" office:value="268" calcext:value-type="float">
            <text:p>268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427559" calcext:value-type="float">
            <text:p>142755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995" calcext:value-type="float">
            <text:p>0.000040995</text:p>
          </table:table-cell>
          <table:table-cell office:value-type="float" office:value="0.058376511" calcext:value-type="float">
            <text:p>0.058376511</text:p>
          </table:table-cell>
          <table:table-cell office:value-type="float" office:value="0.00000478" calcext:value-type="float">
            <text:p>0.00000478</text:p>
          </table:table-cell>
          <table:table-cell office:value-type="float" office:value="0.00016617" calcext:value-type="float">
            <text:p>0.00016617</text:p>
          </table:table-cell>
          <table:table-cell office:value-type="float" office:value="169" calcext:value-type="float">
            <text:p>169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1017029" calcext:value-type="float">
            <text:p>10170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happenedIn&gt; <text:s/>?f <text:s/>?b <text:s/>&lt;isLocatedIn&gt; <text:s/>?f <text:s text:c="2"/>=&gt; ?a <text:s/>&lt;happenedIn&gt; <text:s/>?b</text:p>
          </table:table-cell>
          <table:table-cell office:value-type="float" office:value="0.000464532" calcext:value-type="float">
            <text:p>0.000464532</text:p>
          </table:table-cell>
          <table:table-cell office:value-type="float" office:value="0.16951403" calcext:value-type="float">
            <text:p>0.16951403</text:p>
          </table:table-cell>
          <table:table-cell table:number-columns-repeated="2" office:value-type="float" office:value="0.000159619" calcext:value-type="float">
            <text:p>0.000159619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11997288" calcext:value-type="float">
            <text:p>119972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b <text:s/>&lt;isAffiliatedTo&gt; <text:s/>?f <text:s text:c="2"/>=&gt; ?a <text:s/>&lt;hasChild&gt; <text:s/>?b</text:p>
          </table:table-cell>
          <table:table-cell office:value-type="float" office:value="0.000081505" calcext:value-type="float">
            <text:p>0.000081505</text:p>
          </table:table-cell>
          <table:table-cell office:value-type="float" office:value="0.022423919" calcext:value-type="float">
            <text:p>0.022423919</text:p>
          </table:table-cell>
          <table:table-cell office:value-type="float" office:value="0.000001887" calcext:value-type="float">
            <text:p>0.000001887</text:p>
          </table:table-cell>
          <table:table-cell office:value-type="float" office:value="0.000153326" calcext:value-type="float">
            <text:p>0.000153326</text:p>
          </table:table-cell>
          <table:table-cell office:value-type="float" office:value="336" calcext:value-type="float">
            <text:p>336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2191409" calcext:value-type="float">
            <text:p>21914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 office:value-type="float" office:value="0.000116194" calcext:value-type="float">
            <text:p>0.000116194</text:p>
          </table:table-cell>
          <table:table-cell office:value-type="float" office:value="0.262897914" calcext:value-type="float">
            <text:p>0.262897914</text:p>
          </table:table-cell>
          <table:table-cell office:value-type="float" office:value="0.000000058" calcext:value-type="float">
            <text:p>0.000000058</text:p>
          </table:table-cell>
          <table:table-cell office:value-type="float" office:value="0.000129635" calcext:value-type="float">
            <text:p>0.000129635</text:p>
          </table:table-cell>
          <table:table-cell office:value-type="float" office:value="479" calcext:value-type="float">
            <text:p>479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3694983" calcext:value-type="float">
            <text:p>36949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074956" calcext:value-type="float">
            <text:p>0.000074956</text:p>
          </table:table-cell>
          <table:table-cell office:value-type="float" office:value="0.013006145" calcext:value-type="float">
            <text:p>0.013006145</text:p>
          </table:table-cell>
          <table:table-cell office:value-type="float" office:value="0.00000637" calcext:value-type="float">
            <text:p>0.00000637</text:p>
          </table:table-cell>
          <table:table-cell office:value-type="float" office:value="0.000117357" calcext:value-type="float">
            <text:p>0.000117357</text:p>
          </table:table-cell>
          <table:table-cell office:value-type="float" office:value="309" calcext:value-type="float">
            <text:p>309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2633001" calcext:value-type="float">
            <text:p>263300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AffiliatedTo&gt; <text:s/>?f <text:s/>?b <text:s/>&lt;isAffiliatedTo&gt; <text:s/>?f <text:s text:c="2"/>=&gt; ?a <text:s/>&lt;isMarriedTo&gt; <text:s/>?b</text:p>
          </table:table-cell>
          <table:table-cell office:value-type="float" office:value="0.00012808" calcext:value-type="float">
            <text:p>0.00012808</text:p>
          </table:table-cell>
          <table:table-cell office:value-type="float" office:value="0.022224093" calcext:value-type="float">
            <text:p>0.022224093</text:p>
          </table:table-cell>
          <table:table-cell office:value-type="float" office:value="0.000002966" calcext:value-type="float">
            <text:p>0.000002966</text:p>
          </table:table-cell>
          <table:table-cell office:value-type="float" office:value="0.000084851" calcext:value-type="float">
            <text:p>0.000084851</text:p>
          </table:table-cell>
          <table:table-cell office:value-type="float" office:value="528" calcext:value-type="float">
            <text:p>528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6222663" calcext:value-type="float">
            <text:p>62226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AcademicAdvisor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1398964" calcext:value-type="float">
            <text:p>0.011398964</text:p>
          </table:table-cell>
          <table:table-cell office:value-type="float" office:value="0.00000068" calcext:value-type="float">
            <text:p>0.00000068</text:p>
          </table:table-cell>
          <table:table-cell office:value-type="float" office:value="0.000074473" calcext:value-type="float">
            <text:p>0.000074473</text:p>
          </table:table-cell>
          <table:table-cell office:value-type="float" office:value="33" calcext:value-type="float">
            <text:p>33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443111" calcext:value-type="float">
            <text:p>4431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isLeaderOf&gt; <text:s/>?b</text:p>
          </table:table-cell>
          <table:table-cell office:value-type="float" office:value="0.00020061" calcext:value-type="float">
            <text:p>0.00020061</text:p>
          </table:table-cell>
          <table:table-cell office:value-type="float" office:value="0.08378926" calcext:value-type="float">
            <text:p>0.08378926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0.000055546" calcext:value-type="float">
            <text:p>0.000055546</text:p>
          </table:table-cell>
          <table:table-cell office:value-type="float" office:value="827" calcext:value-type="float">
            <text:p>827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4888569" calcext:value-type="float">
            <text:p>148885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238937" calcext:value-type="float">
            <text:p>0.000238937</text:p>
          </table:table-cell>
          <table:table-cell office:value-type="float" office:value="0.042550434" calcext:value-type="float">
            <text:p>0.042550434</text:p>
          </table:table-cell>
          <table:table-cell office:value-type="float" office:value="0.000002969" calcext:value-type="float">
            <text:p>0.000002969</text:p>
          </table:table-cell>
          <table:table-cell office:value-type="float" office:value="0.000053355" calcext:value-type="float">
            <text:p>0.000053355</text:p>
          </table:table-cell>
          <table:table-cell office:value-type="float" office:value="985" calcext:value-type="float">
            <text:p>98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8461368" calcext:value-type="float">
            <text:p>1846136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18619" calcext:value-type="float">
            <text:p>0.000118619</text:p>
          </table:table-cell>
          <table:table-cell office:value-type="float" office:value="0.168911917" calcext:value-type="float">
            <text:p>0.168911917</text:p>
          </table:table-cell>
          <table:table-cell office:value-type="float" office:value="0.000001474" calcext:value-type="float">
            <text:p>0.000001474</text:p>
          </table:table-cell>
          <table:table-cell office:value-type="float" office:value="0.000052975" calcext:value-type="float">
            <text:p>0.000052975</text:p>
          </table:table-cell>
          <table:table-cell office:value-type="float" office:value="489" calcext:value-type="float">
            <text:p>489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9230831" calcext:value-type="float">
            <text:p>92308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 office:value-type="float" office:value="0.00005458" calcext:value-type="float">
            <text:p>0.00005458</text:p>
          </table:table-cell>
          <table:table-cell office:value-type="float" office:value="0.015016017" calcext:value-type="float">
            <text:p>0.015016017</text:p>
          </table:table-cell>
          <table:table-cell office:value-type="float" office:value="0.000000678" calcext:value-type="float">
            <text:p>0.000000678</text:p>
          </table:table-cell>
          <table:table-cell office:value-type="float" office:value="0.000049124" calcext:value-type="float">
            <text:p>0.000049124</text:p>
          </table:table-cell>
          <table:table-cell office:value-type="float" office:value="225" calcext:value-type="float">
            <text:p>22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4580286" calcext:value-type="float">
            <text:p>45802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ocatedIn&gt; <text:s/>?f <text:s/>?b <text:s/>&lt;isLocatedIn&gt; <text:s/>?f <text:s text:c="2"/>=&gt; ?a <text:s/>&lt;isLocatedIn&gt; <text:s/>?b</text:p>
          </table:table-cell>
          <table:table-cell office:value-type="float" office:value="0.094706612" calcext:value-type="float">
            <text:p>0.094706612</text:p>
          </table:table-cell>
          <table:table-cell office:value-type="float" office:value="0.330706627" calcext:value-type="float">
            <text:p>0.330706627</text:p>
          </table:table-cell>
          <table:table-cell table:number-columns-repeated="2" office:value-type="float" office:value="0.000047565" calcext:value-type="float">
            <text:p>0.000047565</text:p>
          </table:table-cell>
          <table:table-cell office:value-type="float" office:value="390421" calcext:value-type="float">
            <text:p>390421</text:p>
          </table:table-cell>
          <table:table-cell table:number-columns-repeated="2" office:value-type="float" office:value="8208084034" calcext:value-type="float">
            <text:p>82080840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diedIn&gt; <text:s/>?b</text:p>
          </table:table-cell>
          <table:table-cell office:value-type="float" office:value="0.000123471" calcext:value-type="float">
            <text:p>0.000123471</text:p>
          </table:table-cell>
          <table:table-cell office:value-type="float" office:value="0.011305835" calcext:value-type="float">
            <text:p>0.011305835</text:p>
          </table:table-cell>
          <table:table-cell office:value-type="float" office:value="0.000003026" calcext:value-type="float">
            <text:p>0.000003026</text:p>
          </table:table-cell>
          <table:table-cell office:value-type="float" office:value="0.000037587" calcext:value-type="float">
            <text:p>0.000037587</text:p>
          </table:table-cell>
          <table:table-cell office:value-type="float" office:value="509" calcext:value-type="float">
            <text:p>509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13541873" calcext:value-type="float">
            <text:p>135418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happenedIn&gt; <text:s/>?f <text:s/>?a <text:s/>&lt;isLocatedIn&gt; <text:s/>?f <text:s text:c="2"/>=&gt; ?a <text:s/>&lt;participatedIn&gt; <text:s/>?b</text:p>
          </table:table-cell>
          <table:table-cell office:value-type="float" office:value="0.000088783" calcext:value-type="float">
            <text:p>0.000088783</text:p>
          </table:table-cell>
          <table:table-cell office:value-type="float" office:value="0.024346438" calcext:value-type="float">
            <text:p>0.024346438</text:p>
          </table:table-cell>
          <table:table-cell office:value-type="float" office:value="0.000030507" calcext:value-type="float">
            <text:p>0.000030507</text:p>
          </table:table-cell>
          <table:table-cell office:value-type="float" office:value="0.000037088" calcext:value-type="float">
            <text:p>0.000037088</text:p>
          </table:table-cell>
          <table:table-cell office:value-type="float" office:value="366" calcext:value-type="float">
            <text:p>366</text:p>
          </table:table-cell>
          <table:table-cell office:value-type="float" office:value="11997288" calcext:value-type="float">
            <text:p>11997288</text:p>
          </table:table-cell>
          <table:table-cell office:value-type="float" office:value="9868289" calcext:value-type="float">
            <text:p>98682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ocatedIn&gt; <text:s/>?f <text:s/>?b <text:s/>&lt;isLocatedIn&gt; <text:s/>?f <text:s text:c="2"/>=&gt; ?a <text:s/>&lt;owns&gt; <text:s/>?b</text:p>
          </table:table-cell>
          <table:table-cell office:value-type="float" office:value="0.0005048" calcext:value-type="float">
            <text:p>0.0005048</text:p>
          </table:table-cell>
          <table:table-cell office:value-type="float" office:value="0.090278079" calcext:value-type="float">
            <text:p>0.090278079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34423" calcext:value-type="float">
            <text:p>0.000034423</text:p>
          </table:table-cell>
          <table:table-cell office:value-type="float" office:value="2081" calcext:value-type="float">
            <text:p>208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60454522" calcext:value-type="float">
            <text:p>604545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3954" calcext:value-type="float">
            <text:p>0.00003954</text:p>
          </table:table-cell>
          <table:table-cell office:value-type="float" office:value="0.056303972" calcext:value-type="float">
            <text:p>0.056303972</text:p>
          </table:table-cell>
          <table:table-cell office:value-type="float" office:value="0.00000461" calcext:value-type="float">
            <text:p>0.00000461</text:p>
          </table:table-cell>
          <table:table-cell office:value-type="float" office:value="0.000033725" calcext:value-type="float">
            <text:p>0.000033725</text:p>
          </table:table-cell>
          <table:table-cell office:value-type="float" office:value="163" calcext:value-type="float">
            <text:p>163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4833269" calcext:value-type="float">
            <text:p>48332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134872" calcext:value-type="float">
            <text:p>0.00134872</text:p>
          </table:table-cell>
          <table:table-cell office:value-type="float" office:value="0.185853724" calcext:value-type="float">
            <text:p>0.185853724</text:p>
          </table:table-cell>
          <table:table-cell table:number-columns-repeated="2" office:value-type="float" office:value="0.00003305" calcext:value-type="float">
            <text:p>0.00003305</text:p>
          </table:table-cell>
          <table:table-cell office:value-type="float" office:value="5560" calcext:value-type="float">
            <text:p>5560</text:p>
          </table:table-cell>
          <table:table-cell table:number-columns-repeated="2" office:value-type="float" office:value="168227597" calcext:value-type="float">
            <text:p>1682275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0000856" calcext:value-type="float">
            <text:p>0.000000856</text:p>
          </table:table-cell>
          <table:table-cell office:value-type="float" office:value="0.000027627" calcext:value-type="float">
            <text:p>0.000027627</text:p>
          </table:table-cell>
          <table:table-cell office:value-type="float" office:value="284" calcext:value-type="float">
            <text:p>284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0279827" calcext:value-type="float">
            <text:p>102798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wasBornIn&gt; <text:s/>?b</text:p>
          </table:table-cell>
          <table:table-cell office:value-type="float" office:value="0.000395883" calcext:value-type="float">
            <text:p>0.000395883</text:p>
          </table:table-cell>
          <table:table-cell office:value-type="float" office:value="0.01010176" calcext:value-type="float">
            <text:p>0.01010176</text:p>
          </table:table-cell>
          <table:table-cell office:value-type="float" office:value="0.000009701" calcext:value-type="float">
            <text:p>0.000009701</text:p>
          </table:table-cell>
          <table:table-cell office:value-type="float" office:value="0.000027008" calcext:value-type="float">
            <text:p>0.000027008</text:p>
          </table:table-cell>
          <table:table-cell office:value-type="float" office:value="1632" calcext:value-type="float">
            <text:p>1632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60426567" calcext:value-type="float">
            <text:p>604265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856534" calcext:value-type="float">
            <text:p>0.000856534</text:p>
          </table:table-cell>
          <table:table-cell office:value-type="float" office:value="0.078430066" calcext:value-type="float">
            <text:p>0.078430066</text:p>
          </table:table-cell>
          <table:table-cell office:value-type="float" office:value="0.00000242" calcext:value-type="float">
            <text:p>0.00000242</text:p>
          </table:table-cell>
          <table:table-cell office:value-type="float" office:value="0.000021687" calcext:value-type="float">
            <text:p>0.000021687</text:p>
          </table:table-cell>
          <table:table-cell office:value-type="float" office:value="3531" calcext:value-type="float">
            <text:p>3531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62819424" calcext:value-type="float">
            <text:p>1628194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graduatedFrom&gt; <text:s/>?b</text:p>
          </table:table-cell>
          <table:table-cell office:value-type="float" office:value="0.000372839" calcext:value-type="float">
            <text:p>0.000372839</text:p>
          </table:table-cell>
          <table:table-cell office:value-type="float" office:value="0.05848554" calcext:value-type="float">
            <text:p>0.05848554</text:p>
          </table:table-cell>
          <table:table-cell office:value-type="float" office:value="0.000009136" calcext:value-type="float">
            <text:p>0.000009136</text:p>
          </table:table-cell>
          <table:table-cell office:value-type="float" office:value="0.000020285" calcext:value-type="float">
            <text:p>0.000020285</text:p>
          </table:table-cell>
          <table:table-cell office:value-type="float" office:value="1537" calcext:value-type="float">
            <text:p>1537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75769866" calcext:value-type="float">
            <text:p>757698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2873551" calcext:value-type="float">
            <text:p>0.002873551</text:p>
          </table:table-cell>
          <table:table-cell office:value-type="float" office:value="0.07332442" calcext:value-type="float">
            <text:p>0.07332442</text:p>
          </table:table-cell>
          <table:table-cell office:value-type="float" office:value="0.000008117" calcext:value-type="float">
            <text:p>0.000008117</text:p>
          </table:table-cell>
          <table:table-cell office:value-type="float" office:value="0.000018721" calcext:value-type="float">
            <text:p>0.000018721</text:p>
          </table:table-cell>
          <table:table-cell office:value-type="float" office:value="11846" calcext:value-type="float">
            <text:p>11846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632776464" calcext:value-type="float">
            <text:p>6327764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843678" calcext:value-type="float">
            <text:p>0.000843678</text:p>
          </table:table-cell>
          <table:table-cell office:value-type="float" office:value="0.116258858" calcext:value-type="float">
            <text:p>0.116258858</text:p>
          </table:table-cell>
          <table:table-cell office:value-type="float" office:value="0.000002383" calcext:value-type="float">
            <text:p>0.000002383</text:p>
          </table:table-cell>
          <table:table-cell office:value-type="float" office:value="0.000017623" calcext:value-type="float">
            <text:p>0.000017623</text:p>
          </table:table-cell>
          <table:table-cell office:value-type="float" office:value="3478" calcext:value-type="float">
            <text:p>347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97357811" calcext:value-type="float">
            <text:p>1973578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worksAt&gt; <text:s/>?b</text:p>
          </table:table-cell>
          <table:table-cell office:value-type="float" office:value="0.00011304" calcext:value-type="float">
            <text:p>0.00011304</text:p>
          </table:table-cell>
          <table:table-cell office:value-type="float" office:value="0.108498254" calcext:value-type="float">
            <text:p>0.108498254</text:p>
          </table:table-cell>
          <table:table-cell office:value-type="float" office:value="0.00000277" calcext:value-type="float">
            <text:p>0.00000277</text:p>
          </table:table-cell>
          <table:table-cell office:value-type="float" office:value="0.000016706" calcext:value-type="float">
            <text:p>0.000016706</text:p>
          </table:table-cell>
          <table:table-cell office:value-type="float" office:value="466" calcext:value-type="float">
            <text:p>466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27893979" calcext:value-type="float">
            <text:p>278939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graduatedFrom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159931507" calcext:value-type="float">
            <text:p>0.159931507</text:p>
          </table:table-cell>
          <table:table-cell office:value-type="float" office:value="0.00000288" calcext:value-type="float">
            <text:p>0.00000288</text:p>
          </table:table-cell>
          <table:table-cell office:value-type="float" office:value="0.000013673" calcext:value-type="float">
            <text:p>0.000013673</text:p>
          </table:table-cell>
          <table:table-cell office:value-type="float" office:value="4203" calcext:value-type="float">
            <text:p>4203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07383082" calcext:value-type="float">
            <text:p>3073830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isPoliticianOf&gt; <text:s/>?b</text:p>
          </table:table-cell>
          <table:table-cell office:value-type="float" office:value="0.000011644" calcext:value-type="float">
            <text:p>0.000011644</text:p>
          </table:table-cell>
          <table:table-cell office:value-type="float" office:value="0.012803414" calcext:value-type="float">
            <text:p>0.012803414</text:p>
          </table:table-cell>
          <table:table-cell office:value-type="float" office:value="0.000000033" calcext:value-type="float">
            <text:p>0.000000033</text:p>
          </table:table-cell>
          <table:table-cell office:value-type="float" office:value="0.00001257" calcext:value-type="float">
            <text:p>0.00001257</text:p>
          </table:table-cell>
          <table:table-cell office:value-type="float" office:value="48" calcext:value-type="float">
            <text:p>4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818744" calcext:value-type="float">
            <text:p>38187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orksAt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218859139" calcext:value-type="float">
            <text:p>0.218859139</text:p>
          </table:table-cell>
          <table:table-cell office:value-type="float" office:value="0.000000644" calcext:value-type="float">
            <text:p>0.000000644</text:p>
          </table:table-cell>
          <table:table-cell office:value-type="float" office:value="0.000011241" calcext:value-type="float">
            <text:p>0.000011241</text:p>
          </table:table-cell>
          <table:table-cell office:value-type="float" office:value="940" calcext:value-type="float">
            <text:p>940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83620060" calcext:value-type="float">
            <text:p>836200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b <text:s/>&lt;isLocatedIn&gt; <text:s/>?f <text:s/>?f <text:s/>&lt;participatedIn&gt; <text:s/>?a <text:s text:c="2"/>=&gt; ?a <text:s/>&lt;happenedIn&gt; <text:s/>?b</text:p>
          </table:table-cell>
          <table:table-cell office:value-type="float" office:value="0.000252279" calcext:value-type="float">
            <text:p>0.000252279</text:p>
          </table:table-cell>
          <table:table-cell office:value-type="float" office:value="0.092059839" calcext:value-type="float">
            <text:p>0.092059839</text:p>
          </table:table-cell>
          <table:table-cell office:value-type="float" office:value="0.000007857" calcext:value-type="float">
            <text:p>0.000007857</text:p>
          </table:table-cell>
          <table:table-cell office:value-type="float" office:value="0.00000921" calcext:value-type="float">
            <text:p>0.00000921</text:p>
          </table:table-cell>
          <table:table-cell office:value-type="float" office:value="1040" calcext:value-type="float">
            <text:p>1040</text:p>
          </table:table-cell>
          <table:table-cell office:value-type="float" office:value="132373947" calcext:value-type="float">
            <text:p>132373947</text:p>
          </table:table-cell>
          <table:table-cell office:value-type="float" office:value="112921788" calcext:value-type="float">
            <text:p>1129217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isLocatedIn&gt; <text:s/>?f <text:s/>?f <text:s/>&lt;participatedIn&gt; <text:s/>?b <text:s text:c="2"/>=&gt; ?a <text:s/>&lt;participatedIn&gt; <text:s/>?b</text:p>
          </table:table-cell>
          <table:table-cell office:value-type="float" office:value="0.000056035" calcext:value-type="float">
            <text:p>0.000056035</text:p>
          </table:table-cell>
          <table:table-cell office:value-type="float" office:value="0.015366194" calcext:value-type="float">
            <text:p>0.015366194</text:p>
          </table:table-cell>
          <table:table-cell table:number-columns-repeated="2" office:value-type="float" office:value="0.000001745" calcext:value-type="float">
            <text:p>0.00000174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32373947" calcext:value-type="float">
            <text:p>1323739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isLocatedIn&gt; <text:s/>?f <text:s text:c="2"/>=&gt; ?a <text:s/>&lt;dealsWith&gt; <text:s/>?b</text:p>
          </table:table-cell>
          <table:table-cell office:value-type="float" office:value="0.000002183" calcext:value-type="float">
            <text:p>0.000002183</text:p>
          </table:table-cell>
          <table:table-cell office:value-type="float" office:value="0.010204082" calcext:value-type="float">
            <text:p>0.010204082</text:p>
          </table:table-cell>
          <table:table-cell table:number-columns-repeated="2" office:value-type="float" office:value="0.000001077" calcext:value-type="float">
            <text:p>0.0000010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355300" calcext:value-type="float">
            <text:p>835530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J248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0:01:44.261826003</meta:creation-date>
    <dc:date>2015-04-19T14:17:06.002734355</dc:date>
    <meta:editing-duration>PT14H14M54S</meta:editing-duration>
    <meta:editing-cycles>2</meta:editing-cycles>
    <meta:generator>LibreOffice/4.2.7.2$Linux_X86_64 LibreOffice_project/420m0$Build-2</meta:generator>
    <meta:document-statistic meta:table-count="1" meta:cell-count="2480" meta:object-count="0"/>
  </office:meta>
</office:document-meta>
</file>